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5.84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86.85pt"/>
    </style:style>
    <style:style style:name="co5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merged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61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30.5. </text:p>
          </table:table-cell>
          <table:table-cell table:style-name="ce1" office:value-type="string" calcext:value-type="string">
            <text:p>homogenous rea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imulation PFlotran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immobile</text:p>
          </table:table-cell>
          <table:table-cell table:number-columns-repeated="102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rged" table:style-name="ta2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otal_SiO2(aq)</text:p>
          </table:table-cell>
          <table:table-cell table:style-name="ce1" office:value-type="string" calcext:value-type="string">
            <text:p>SiO2_im</text:p>
          </table:table-cell>
          <table:table-cell table:style-name="ce1" office:value-type="string" calcext:value-type="string">
            <text:p>Cell Type</text:p>
          </table:table-cell>
          <table:table-cell table:style-name="ce3"/>
          <table:table-cell table:style-name="ce3" office:value-type="string" calcext:value-type="string">
            <text:p>Own simulation</text:p>
          </table:table-cell>
          <table:table-cell table:style-name="ce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flux</text:p>
          </table:table-cell>
          <table:table-cell table:style-name="ce1" office:value-type="string" calcext:value-type="string">
            <text:p>decay rate</text:p>
          </table:table-cell>
          <table:table-cell/>
          <table:table-cell table:style-name="ce1" office:value-type="string" calcext:value-type="string">
            <text:p>with decay</text:p>
          </table:table-cell>
          <table:table-cell/>
          <table:table-cell table:style-name="ce1" office:value-type="string" calcext:value-type="string">
            <text:p>decay</text:p>
          </table:table-cell>
          <table:table-cell table:style-name="ce7" office:value-type="string" calcext:value-type="string">
            <text:p>flux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2"/>
          <table:table-cell table:style-name="ce1" table:number-columns-repeated="2"/>
          <table:table-cell table:style-name="ce3" office:value-type="string" calcext:value-type="string">
            <text:p>time [day]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immobile</text:p>
          </table:table-cell>
          <table:table-cell table:style-name="ce7" table:formula="of:=0.00001 * 0.0000001" office:value-type="float" office:value="0" calcext:value-type="float">
            <text:p>0.0000E+00</text:p>
          </table:table-cell>
          <table:table-cell table:style-name="ce9"/>
          <table:table-cell table:style-name="ce2" table:formula="of:=0.00001*0.0000002*24*60*60" office:value-type="float" office:value="0.0000001728" calcext:value-type="float">
            <text:p>1.73E-07</text:p>
          </table:table-cell>
          <table:table-cell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immobile</text:p>
          </table:table-cell>
          <table:table-cell/>
          <table:table-cell table:style-name="ce9"/>
          <table:table-cell table:number-columns-repeated="1009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float" office:value="1E-030" calcext:value-type="float">
            <text:p>1.00E-3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0" calcext:value-type="float">
            <text:p>0.0000000E+00</text:p>
          </table:table-cell>
          <table:table-cell table:style-name="ce5" table:formula="of:=[.B3]" office:value-type="float" office:value="1E-030" calcext:value-type="float">
            <text:p>1.0000000E-30</text:p>
          </table:table-cell>
          <table:table-cell table:style-name="ce5" table:formula="of:=[.C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]*([.G3]-[.F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F3]" office:value-type="float" office:value="1E-030" calcext:value-type="float">
            <text:p>1.0000000E-30</text:p>
          </table:table-cell>
          <table:table-cell table:style-name="ce5" table:formula="of:=[.G3]" office:value-type="float" office:value="0.1" calcext:value-type="float">
            <text:p>1.0000000E-01</text:p>
          </table:table-cell>
          <table:table-cell table:style-name="ce5" table:formula="of:=[.M3]*[.J3]" office:value-type="float" office:value="0.00000001728" calcext:value-type="float">
            <text:p>1.7280000E-08</text:p>
          </table:table-cell>
          <table:table-cell table:style-name="ce9" table:formula="of:=[.H3]*([.M3]-[.L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8484" calcext:value-type="float">
            <text:p>0.0078484</text:p>
          </table:table-cell>
          <table:table-cell table:style-name="ce1" office:value-type="float" office:value="0.092154" calcext:value-type="float">
            <text:p>0.09215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" calcext:value-type="float">
            <text:p>1.0000000E+00</text:p>
          </table:table-cell>
          <table:table-cell table:style-name="ce5" table:formula="of:=[.F3]+[.I3]" office:value-type="float" office:value="1E-030" calcext:value-type="float">
            <text:p>1.0000000E-30</text:p>
          </table:table-cell>
          <table:table-cell table:style-name="ce5" table:formula="of:=[.G3]-[.I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]*([.G4]-[.F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]+[.O3]" office:value-type="float" office:value="1E-030" calcext:value-type="float">
            <text:p>1.0000000E-30</text:p>
          </table:table-cell>
          <table:table-cell table:style-name="ce5" table:formula="of:=[.M3]-[.O3]-[.N3]" office:value-type="float" office:value="0.09999998272" calcext:value-type="float">
            <text:p>9.9999983E-02</text:p>
          </table:table-cell>
          <table:table-cell table:style-name="ce5" table:formula="of:=[.M4]*[.J4]" office:value-type="float" office:value="0.000000017279997014016" calcext:value-type="float">
            <text:p>1.7279997E-08</text:p>
          </table:table-cell>
          <table:table-cell table:style-name="ce9" table:formula="of:=[.H4]*([.M4]-[.L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4339" calcext:value-type="float">
            <text:p>0.014339</text:p>
          </table:table-cell>
          <table:table-cell table:style-name="ce1" office:value-type="float" office:value="0.085665" calcext:value-type="float">
            <text:p>0.08566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2" calcext:value-type="float">
            <text:p>2.0000000E+00</text:p>
          </table:table-cell>
          <table:table-cell table:style-name="ce5" table:formula="of:=[.F4]+[.I4]" office:value-type="float" office:value="1E-030" calcext:value-type="float">
            <text:p>1.0000000E-30</text:p>
          </table:table-cell>
          <table:table-cell table:style-name="ce5" table:formula="of:=[.G4]-[.I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]*([.G5]-[.F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]+[.O4]" office:value-type="float" office:value="1E-030" calcext:value-type="float">
            <text:p>1.0000000E-30</text:p>
          </table:table-cell>
          <table:table-cell table:style-name="ce5" table:formula="of:=[.M4]-[.O4]-[.N4]" office:value-type="float" office:value="0.099999965440003" calcext:value-type="float">
            <text:p>9.9999965E-02</text:p>
          </table:table-cell>
          <table:table-cell table:style-name="ce5" table:formula="of:=[.M5]*[.J5]" office:value-type="float" office:value="0.0000000172799940280325" calcext:value-type="float">
            <text:p>1.7279994E-08</text:p>
          </table:table-cell>
          <table:table-cell table:style-name="ce9" table:formula="of:=[.H5]*([.M5]-[.L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9595" calcext:value-type="float">
            <text:p>0.019595</text:p>
          </table:table-cell>
          <table:table-cell table:style-name="ce1" office:value-type="float" office:value="0.08041" calcext:value-type="float">
            <text:p>0.0804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3" calcext:value-type="float">
            <text:p>3.0000000E+00</text:p>
          </table:table-cell>
          <table:table-cell table:style-name="ce5" table:formula="of:=[.F5]+[.I5]" office:value-type="float" office:value="1E-030" calcext:value-type="float">
            <text:p>1.0000000E-30</text:p>
          </table:table-cell>
          <table:table-cell table:style-name="ce5" table:formula="of:=[.G5]-[.I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]*([.G6]-[.F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]+[.O5]" office:value-type="float" office:value="1E-030" calcext:value-type="float">
            <text:p>1.0000000E-30</text:p>
          </table:table-cell>
          <table:table-cell table:style-name="ce5" table:formula="of:=[.M5]-[.O5]-[.N5]" office:value-type="float" office:value="0.099999948160009" calcext:value-type="float">
            <text:p>9.9999948E-02</text:p>
          </table:table-cell>
          <table:table-cell table:style-name="ce5" table:formula="of:=[.M6]*[.J6]" office:value-type="float" office:value="0.0000000172799910420495" calcext:value-type="float">
            <text:p>1.7279991E-08</text:p>
          </table:table-cell>
          <table:table-cell table:style-name="ce9" table:formula="of:=[.H6]*([.M6]-[.L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4077" calcext:value-type="float">
            <text:p>0.024077</text:p>
          </table:table-cell>
          <table:table-cell table:style-name="ce1" office:value-type="float" office:value="0.075929" calcext:value-type="float">
            <text:p>0.07592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4" calcext:value-type="float">
            <text:p>4.0000000E+00</text:p>
          </table:table-cell>
          <table:table-cell table:style-name="ce5" table:formula="of:=[.F6]+[.I6]" office:value-type="float" office:value="1E-030" calcext:value-type="float">
            <text:p>1.0000000E-30</text:p>
          </table:table-cell>
          <table:table-cell table:style-name="ce5" table:formula="of:=[.G6]-[.I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]*([.G7]-[.F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]+[.O6]" office:value-type="float" office:value="1E-030" calcext:value-type="float">
            <text:p>1.0000000E-30</text:p>
          </table:table-cell>
          <table:table-cell table:style-name="ce5" table:formula="of:=[.M6]-[.O6]-[.N6]" office:value-type="float" office:value="0.0999999308800179" calcext:value-type="float">
            <text:p>9.9999931E-02</text:p>
          </table:table-cell>
          <table:table-cell table:style-name="ce5" table:formula="of:=[.M7]*[.J7]" office:value-type="float" office:value="0.0000000172799880560671" calcext:value-type="float">
            <text:p>1.7279988E-08</text:p>
          </table:table-cell>
          <table:table-cell table:style-name="ce9" table:formula="of:=[.H7]*([.M7]-[.L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27898" calcext:value-type="float">
            <text:p>0.027898</text:p>
          </table:table-cell>
          <table:table-cell table:style-name="ce1" office:value-type="float" office:value="0.072109" calcext:value-type="float">
            <text:p>0.07210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5" calcext:value-type="float">
            <text:p>5.0000000E+00</text:p>
          </table:table-cell>
          <table:table-cell table:style-name="ce5" table:formula="of:=[.F7]+[.I7]" office:value-type="float" office:value="1E-030" calcext:value-type="float">
            <text:p>1.0000000E-30</text:p>
          </table:table-cell>
          <table:table-cell table:style-name="ce5" table:formula="of:=[.G7]-[.I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]*([.G8]-[.F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]+[.O7]" office:value-type="float" office:value="1E-030" calcext:value-type="float">
            <text:p>1.0000000E-30</text:p>
          </table:table-cell>
          <table:table-cell table:style-name="ce5" table:formula="of:=[.M7]-[.O7]-[.N7]" office:value-type="float" office:value="0.0999999136000299" calcext:value-type="float">
            <text:p>9.9999914E-02</text:p>
          </table:table-cell>
          <table:table-cell table:style-name="ce5" table:formula="of:=[.M8]*[.J8]" office:value-type="float" office:value="0.0000000172799850700852" calcext:value-type="float">
            <text:p>1.7279985E-08</text:p>
          </table:table-cell>
          <table:table-cell table:style-name="ce9" table:formula="of:=[.H8]*([.M8]-[.L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31157" calcext:value-type="float">
            <text:p>0.031157</text:p>
          </table:table-cell>
          <table:table-cell table:style-name="ce1" office:value-type="float" office:value="0.068851" calcext:value-type="float">
            <text:p>0.06885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6" calcext:value-type="float">
            <text:p>6.0000000E+00</text:p>
          </table:table-cell>
          <table:table-cell table:style-name="ce5" table:formula="of:=[.F8]+[.I8]" office:value-type="float" office:value="1E-030" calcext:value-type="float">
            <text:p>1.0000000E-30</text:p>
          </table:table-cell>
          <table:table-cell table:style-name="ce5" table:formula="of:=[.G8]-[.I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]*([.G9]-[.F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]+[.O8]" office:value-type="float" office:value="1E-030" calcext:value-type="float">
            <text:p>1.0000000E-30</text:p>
          </table:table-cell>
          <table:table-cell table:style-name="ce5" table:formula="of:=[.M8]-[.O8]-[.N8]" office:value-type="float" office:value="0.0999998963200448" calcext:value-type="float">
            <text:p>9.9999896E-02</text:p>
          </table:table-cell>
          <table:table-cell table:style-name="ce5" table:formula="of:=[.M9]*[.J9]" office:value-type="float" office:value="0.0000000172799820841037" calcext:value-type="float">
            <text:p>1.7279982E-08</text:p>
          </table:table-cell>
          <table:table-cell table:style-name="ce9" table:formula="of:=[.H9]*([.M9]-[.L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33935" calcext:value-type="float">
            <text:p>0.033935</text:p>
          </table:table-cell>
          <table:table-cell table:style-name="ce1" office:value-type="float" office:value="0.066074" calcext:value-type="float">
            <text:p>0.06607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7" calcext:value-type="float">
            <text:p>7.0000000E+00</text:p>
          </table:table-cell>
          <table:table-cell table:style-name="ce5" table:formula="of:=[.F9]+[.I9]" office:value-type="float" office:value="1E-030" calcext:value-type="float">
            <text:p>1.0000000E-30</text:p>
          </table:table-cell>
          <table:table-cell table:style-name="ce5" table:formula="of:=[.G9]-[.I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0]*([.G10]-[.F1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]+[.O9]" office:value-type="float" office:value="1E-030" calcext:value-type="float">
            <text:p>1.0000000E-30</text:p>
          </table:table-cell>
          <table:table-cell table:style-name="ce5" table:formula="of:=[.M9]-[.O9]-[.N9]" office:value-type="float" office:value="0.0999998790400627" calcext:value-type="float">
            <text:p>9.9999879E-02</text:p>
          </table:table-cell>
          <table:table-cell table:style-name="ce5" table:formula="of:=[.M10]*[.J10]" office:value-type="float" office:value="0.0000000172799790981228" calcext:value-type="float">
            <text:p>1.7279979E-08</text:p>
          </table:table-cell>
          <table:table-cell table:style-name="ce9" table:formula="of:=[.H10]*([.M10]-[.L1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36304" calcext:value-type="float">
            <text:p>0.036304</text:p>
          </table:table-cell>
          <table:table-cell table:style-name="ce1" office:value-type="float" office:value="0.063705" calcext:value-type="float">
            <text:p>0.06370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.0000000E+00</text:p>
          </table:table-cell>
          <table:table-cell table:style-name="ce5" table:formula="of:=[.F10]+[.I10]" office:value-type="float" office:value="1E-030" calcext:value-type="float">
            <text:p>1.0000000E-30</text:p>
          </table:table-cell>
          <table:table-cell table:style-name="ce5" table:formula="of:=[.G10]-[.I1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1]*([.G11]-[.F1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0]+[.O10]" office:value-type="float" office:value="1E-030" calcext:value-type="float">
            <text:p>1.0000000E-30</text:p>
          </table:table-cell>
          <table:table-cell table:style-name="ce5" table:formula="of:=[.M10]-[.O10]-[.N10]" office:value-type="float" office:value="0.0999998617600836" calcext:value-type="float">
            <text:p>9.9999862E-02</text:p>
          </table:table-cell>
          <table:table-cell table:style-name="ce5" table:formula="of:=[.M11]*[.J11]" office:value-type="float" office:value="0.0000000172799761121425" calcext:value-type="float">
            <text:p>1.7279976E-08</text:p>
          </table:table-cell>
          <table:table-cell table:style-name="ce9" table:formula="of:=[.H11]*([.M11]-[.L1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8323" calcext:value-type="float">
            <text:p>0.038323</text:p>
          </table:table-cell>
          <table:table-cell table:style-name="ce1" office:value-type="float" office:value="0.061686" calcext:value-type="float">
            <text:p>0.06168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9" calcext:value-type="float">
            <text:p>9.0000000E+00</text:p>
          </table:table-cell>
          <table:table-cell table:style-name="ce5" table:formula="of:=[.F11]+[.I11]" office:value-type="float" office:value="1E-030" calcext:value-type="float">
            <text:p>1.0000000E-30</text:p>
          </table:table-cell>
          <table:table-cell table:style-name="ce5" table:formula="of:=[.G11]-[.I1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2]*([.G12]-[.F1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1]+[.O11]" office:value-type="float" office:value="1E-030" calcext:value-type="float">
            <text:p>1.0000000E-30</text:p>
          </table:table-cell>
          <table:table-cell table:style-name="ce5" table:formula="of:=[.M11]-[.O11]-[.N11]" office:value-type="float" office:value="0.0999998444801075" calcext:value-type="float">
            <text:p>9.9999844E-02</text:p>
          </table:table-cell>
          <table:table-cell table:style-name="ce5" table:formula="of:=[.M12]*[.J12]" office:value-type="float" office:value="0.0000000172799731261626" calcext:value-type="float">
            <text:p>1.7279973E-08</text:p>
          </table:table-cell>
          <table:table-cell table:style-name="ce9" table:formula="of:=[.H12]*([.M12]-[.L1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40046" calcext:value-type="float">
            <text:p>0.040046</text:p>
          </table:table-cell>
          <table:table-cell table:style-name="ce1" office:value-type="float" office:value="0.059964" calcext:value-type="float">
            <text:p>0.059964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.0000000E+01</text:p>
          </table:table-cell>
          <table:table-cell table:style-name="ce6" table:formula="of:=[.F12]+[.I12]" office:value-type="float" office:value="1E-030" calcext:value-type="float">
            <text:p>1.0000000E-30</text:p>
          </table:table-cell>
          <table:table-cell table:style-name="ce6" table:formula="of:=[.G12]-[.I12]" office:value-type="float" office:value="0.1" calcext:value-type="float">
            <text:p>1.0000000E-01</text:p>
          </table:table-cell>
          <table:table-cell table:style-name="ce8" table:formula="of:=[.$H$2]*24*60*60" office:value-type="float" office:value="0" calcext:value-type="float">
            <text:p>0.0000E+00</text:p>
          </table:table-cell>
          <table:table-cell table:style-name="ce10" table:formula="of:=[.H13]*([.G13]-[.F13])" office:value-type="float" office:value="0" calcext:value-type="float">
            <text:p>0.0000E+00</text:p>
          </table:table-cell>
          <table:table-cell table:style-name="ce12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2]+[.O12]" office:value-type="float" office:value="1E-030" calcext:value-type="float">
            <text:p>1.0000000E-30</text:p>
          </table:table-cell>
          <table:table-cell table:style-name="ce5" table:formula="of:=[.M12]-[.O12]-[.N12]" office:value-type="float" office:value="0.0999998272001344" calcext:value-type="float">
            <text:p>9.9999827E-02</text:p>
          </table:table-cell>
          <table:table-cell table:style-name="ce5" table:formula="of:=[.M13]*[.J13]" office:value-type="float" office:value="0.0000000172799701401832" calcext:value-type="float">
            <text:p>1.7279970E-08</text:p>
          </table:table-cell>
          <table:table-cell table:style-name="ce9" table:formula="of:=[.H13]*([.M13]-[.L1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1" calcext:value-type="float">
            <text:p>1.1000000E+01</text:p>
          </table:table-cell>
          <table:table-cell table:style-name="ce5" table:formula="of:=[.F13]+[.I13]" office:value-type="float" office:value="1E-030" calcext:value-type="float">
            <text:p>1.0000000E-30</text:p>
          </table:table-cell>
          <table:table-cell table:style-name="ce5" table:formula="of:=[.G13]-[.I1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4]*([.G14]-[.F1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3]+[.O13]" office:value-type="float" office:value="1E-030" calcext:value-type="float">
            <text:p>1.0000000E-30</text:p>
          </table:table-cell>
          <table:table-cell table:style-name="ce5" table:formula="of:=[.M13]-[.O13]-[.N13]" office:value-type="float" office:value="0.0999998099201642" calcext:value-type="float">
            <text:p>9.9999810E-02</text:p>
          </table:table-cell>
          <table:table-cell table:style-name="ce5" table:formula="of:=[.M14]*[.J14]" office:value-type="float" office:value="0.0000000172799671542044" calcext:value-type="float">
            <text:p>1.7279967E-08</text:p>
          </table:table-cell>
          <table:table-cell table:style-name="ce9" table:formula="of:=[.H14]*([.M14]-[.L1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2" calcext:value-type="float">
            <text:p>1.2000000E+01</text:p>
          </table:table-cell>
          <table:table-cell table:style-name="ce5" table:formula="of:=[.F14]+[.I14]" office:value-type="float" office:value="1E-030" calcext:value-type="float">
            <text:p>1.0000000E-30</text:p>
          </table:table-cell>
          <table:table-cell table:style-name="ce5" table:formula="of:=[.G14]-[.I1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5]*([.G15]-[.F1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4]+[.O14]" office:value-type="float" office:value="1E-030" calcext:value-type="float">
            <text:p>1.0000000E-30</text:p>
          </table:table-cell>
          <table:table-cell table:style-name="ce5" table:formula="of:=[.M14]-[.O14]-[.N14]" office:value-type="float" office:value="0.0999997926401971" calcext:value-type="float">
            <text:p>9.9999793E-02</text:p>
          </table:table-cell>
          <table:table-cell table:style-name="ce5" table:formula="of:=[.M15]*[.J15]" office:value-type="float" office:value="0.0000000172799641682261" calcext:value-type="float">
            <text:p>1.7279964E-08</text:p>
          </table:table-cell>
          <table:table-cell table:style-name="ce9" table:formula="of:=[.H15]*([.M15]-[.L1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3" calcext:value-type="float">
            <text:p>1.3000000E+01</text:p>
          </table:table-cell>
          <table:table-cell table:style-name="ce5" table:formula="of:=[.F15]+[.I15]" office:value-type="float" office:value="1E-030" calcext:value-type="float">
            <text:p>1.0000000E-30</text:p>
          </table:table-cell>
          <table:table-cell table:style-name="ce5" table:formula="of:=[.G15]-[.I1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6]*([.G16]-[.F1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5]+[.O15]" office:value-type="float" office:value="1E-030" calcext:value-type="float">
            <text:p>1.0000000E-30</text:p>
          </table:table-cell>
          <table:table-cell table:style-name="ce5" table:formula="of:=[.M15]-[.O15]-[.N15]" office:value-type="float" office:value="0.0999997753602329" calcext:value-type="float">
            <text:p>9.9999775E-02</text:p>
          </table:table-cell>
          <table:table-cell table:style-name="ce5" table:formula="of:=[.M16]*[.J16]" office:value-type="float" office:value="0.0000000172799611822482" calcext:value-type="float">
            <text:p>1.7279961E-08</text:p>
          </table:table-cell>
          <table:table-cell table:style-name="ce9" table:formula="of:=[.H16]*([.M16]-[.L1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4" calcext:value-type="float">
            <text:p>1.4000000E+01</text:p>
          </table:table-cell>
          <table:table-cell table:style-name="ce5" table:formula="of:=[.F16]+[.I16]" office:value-type="float" office:value="1E-030" calcext:value-type="float">
            <text:p>1.0000000E-30</text:p>
          </table:table-cell>
          <table:table-cell table:style-name="ce5" table:formula="of:=[.G16]-[.I1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7]*([.G17]-[.F1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6]+[.O16]" office:value-type="float" office:value="1E-030" calcext:value-type="float">
            <text:p>1.0000000E-30</text:p>
          </table:table-cell>
          <table:table-cell table:style-name="ce5" table:formula="of:=[.M16]-[.O16]-[.N16]" office:value-type="float" office:value="0.0999997580802717" calcext:value-type="float">
            <text:p>9.9999758E-02</text:p>
          </table:table-cell>
          <table:table-cell table:style-name="ce5" table:formula="of:=[.M17]*[.J17]" office:value-type="float" office:value="0.000000017279958196271" calcext:value-type="float">
            <text:p>1.7279958E-08</text:p>
          </table:table-cell>
          <table:table-cell table:style-name="ce9" table:formula="of:=[.H17]*([.M17]-[.L1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5" calcext:value-type="float">
            <text:p>1.5000000E+01</text:p>
          </table:table-cell>
          <table:table-cell table:style-name="ce5" table:formula="of:=[.F17]+[.I17]" office:value-type="float" office:value="1E-030" calcext:value-type="float">
            <text:p>1.0000000E-30</text:p>
          </table:table-cell>
          <table:table-cell table:style-name="ce5" table:formula="of:=[.G17]-[.I1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8]*([.G18]-[.F1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7]+[.O17]" office:value-type="float" office:value="1E-030" calcext:value-type="float">
            <text:p>1.0000000E-30</text:p>
          </table:table-cell>
          <table:table-cell table:style-name="ce5" table:formula="of:=[.M17]-[.O17]-[.N17]" office:value-type="float" office:value="0.0999997408003135" calcext:value-type="float">
            <text:p>9.9999741E-02</text:p>
          </table:table-cell>
          <table:table-cell table:style-name="ce5" table:formula="of:=[.M18]*[.J18]" office:value-type="float" office:value="0.0000000172799552102942" calcext:value-type="float">
            <text:p>1.7279955E-08</text:p>
          </table:table-cell>
          <table:table-cell table:style-name="ce9" table:formula="of:=[.H18]*([.M18]-[.L1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6" calcext:value-type="float">
            <text:p>1.6000000E+01</text:p>
          </table:table-cell>
          <table:table-cell table:style-name="ce5" table:formula="of:=[.F18]+[.I18]" office:value-type="float" office:value="1E-030" calcext:value-type="float">
            <text:p>1.0000000E-30</text:p>
          </table:table-cell>
          <table:table-cell table:style-name="ce5" table:formula="of:=[.G18]-[.I1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9]*([.G19]-[.F1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8]+[.O18]" office:value-type="float" office:value="1E-030" calcext:value-type="float">
            <text:p>1.0000000E-30</text:p>
          </table:table-cell>
          <table:table-cell table:style-name="ce5" table:formula="of:=[.M18]-[.O18]-[.N18]" office:value-type="float" office:value="0.0999997235203583" calcext:value-type="float">
            <text:p>9.9999724E-02</text:p>
          </table:table-cell>
          <table:table-cell table:style-name="ce5" table:formula="of:=[.M19]*[.J19]" office:value-type="float" office:value="0.0000000172799522243179" calcext:value-type="float">
            <text:p>1.7279952E-08</text:p>
          </table:table-cell>
          <table:table-cell table:style-name="ce9" table:formula="of:=[.H19]*([.M19]-[.L1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7" calcext:value-type="float">
            <text:p>1.7000000E+01</text:p>
          </table:table-cell>
          <table:table-cell table:style-name="ce5" table:formula="of:=[.F19]+[.I19]" office:value-type="float" office:value="1E-030" calcext:value-type="float">
            <text:p>1.0000000E-30</text:p>
          </table:table-cell>
          <table:table-cell table:style-name="ce5" table:formula="of:=[.G19]-[.I1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0]*([.G20]-[.F2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9]+[.O19]" office:value-type="float" office:value="1E-030" calcext:value-type="float">
            <text:p>1.0000000E-30</text:p>
          </table:table-cell>
          <table:table-cell table:style-name="ce5" table:formula="of:=[.M19]-[.O19]-[.N19]" office:value-type="float" office:value="0.0999997062404061" calcext:value-type="float">
            <text:p>9.9999706E-02</text:p>
          </table:table-cell>
          <table:table-cell table:style-name="ce5" table:formula="of:=[.M20]*[.J20]" office:value-type="float" office:value="0.0000000172799492383422" calcext:value-type="float">
            <text:p>1.7279949E-08</text:p>
          </table:table-cell>
          <table:table-cell table:style-name="ce9" table:formula="of:=[.H20]*([.M20]-[.L2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8" calcext:value-type="float">
            <text:p>1.8000000E+01</text:p>
          </table:table-cell>
          <table:table-cell table:style-name="ce5" table:formula="of:=[.F20]+[.I20]" office:value-type="float" office:value="1E-030" calcext:value-type="float">
            <text:p>1.0000000E-30</text:p>
          </table:table-cell>
          <table:table-cell table:style-name="ce5" table:formula="of:=[.G20]-[.I2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1]*([.G21]-[.F2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0]+[.O20]" office:value-type="float" office:value="1E-030" calcext:value-type="float">
            <text:p>1.0000000E-30</text:p>
          </table:table-cell>
          <table:table-cell table:style-name="ce5" table:formula="of:=[.M20]-[.O20]-[.N20]" office:value-type="float" office:value="0.0999996889604569" calcext:value-type="float">
            <text:p>9.9999689E-02</text:p>
          </table:table-cell>
          <table:table-cell table:style-name="ce5" table:formula="of:=[.M21]*[.J21]" office:value-type="float" office:value="0.0000000172799462523669" calcext:value-type="float">
            <text:p>1.7279946E-08</text:p>
          </table:table-cell>
          <table:table-cell table:style-name="ce9" table:formula="of:=[.H21]*([.M21]-[.L2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9" calcext:value-type="float">
            <text:p>1.9000000E+01</text:p>
          </table:table-cell>
          <table:table-cell table:style-name="ce5" table:formula="of:=[.F21]+[.I21]" office:value-type="float" office:value="1E-030" calcext:value-type="float">
            <text:p>1.0000000E-30</text:p>
          </table:table-cell>
          <table:table-cell table:style-name="ce5" table:formula="of:=[.G21]-[.I2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2]*([.G22]-[.F2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1]+[.O21]" office:value-type="float" office:value="1E-030" calcext:value-type="float">
            <text:p>1.0000000E-30</text:p>
          </table:table-cell>
          <table:table-cell table:style-name="ce5" table:formula="of:=[.M21]-[.O21]-[.N21]" office:value-type="float" office:value="0.0999996716805106" calcext:value-type="float">
            <text:p>9.9999672E-02</text:p>
          </table:table-cell>
          <table:table-cell table:style-name="ce5" table:formula="of:=[.M22]*[.J22]" office:value-type="float" office:value="0.0000000172799432663922" calcext:value-type="float">
            <text:p>1.7279943E-08</text:p>
          </table:table-cell>
          <table:table-cell table:style-name="ce9" table:formula="of:=[.H22]*([.M22]-[.L2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0" calcext:value-type="float">
            <text:p>2.0000000E+01</text:p>
          </table:table-cell>
          <table:table-cell table:style-name="ce5" table:formula="of:=[.F22]+[.I22]" office:value-type="float" office:value="1E-030" calcext:value-type="float">
            <text:p>1.0000000E-30</text:p>
          </table:table-cell>
          <table:table-cell table:style-name="ce5" table:formula="of:=[.G22]-[.I2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3]*([.G23]-[.F2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2]+[.O22]" office:value-type="float" office:value="1E-030" calcext:value-type="float">
            <text:p>1.0000000E-30</text:p>
          </table:table-cell>
          <table:table-cell table:style-name="ce5" table:formula="of:=[.M22]-[.O22]-[.N22]" office:value-type="float" office:value="0.0999996544005673" calcext:value-type="float">
            <text:p>9.9999654E-02</text:p>
          </table:table-cell>
          <table:table-cell table:style-name="ce5" table:formula="of:=[.M23]*[.J23]" office:value-type="float" office:value="0.000000017279940280418" calcext:value-type="float">
            <text:p>1.7279940E-08</text:p>
          </table:table-cell>
          <table:table-cell table:style-name="ce9" table:formula="of:=[.H23]*([.M23]-[.L2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1" calcext:value-type="float">
            <text:p>2.1000000E+01</text:p>
          </table:table-cell>
          <table:table-cell table:style-name="ce5" table:formula="of:=[.F23]+[.I23]" office:value-type="float" office:value="1E-030" calcext:value-type="float">
            <text:p>1.0000000E-30</text:p>
          </table:table-cell>
          <table:table-cell table:style-name="ce5" table:formula="of:=[.G23]-[.I2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4]*([.G24]-[.F2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3]+[.O23]" office:value-type="float" office:value="1E-030" calcext:value-type="float">
            <text:p>1.0000000E-30</text:p>
          </table:table-cell>
          <table:table-cell table:style-name="ce5" table:formula="of:=[.M23]-[.O23]-[.N23]" office:value-type="float" office:value="0.0999996371206271" calcext:value-type="float">
            <text:p>9.9999637E-02</text:p>
          </table:table-cell>
          <table:table-cell table:style-name="ce5" table:formula="of:=[.M24]*[.J24]" office:value-type="float" office:value="0.0000000172799372944444" calcext:value-type="float">
            <text:p>1.7279937E-08</text:p>
          </table:table-cell>
          <table:table-cell table:style-name="ce9" table:formula="of:=[.H24]*([.M24]-[.L2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2" calcext:value-type="float">
            <text:p>2.2000000E+01</text:p>
          </table:table-cell>
          <table:table-cell table:style-name="ce5" table:formula="of:=[.F24]+[.I24]" office:value-type="float" office:value="1E-030" calcext:value-type="float">
            <text:p>1.0000000E-30</text:p>
          </table:table-cell>
          <table:table-cell table:style-name="ce5" table:formula="of:=[.G24]-[.I2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5]*([.G25]-[.F2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4]+[.O24]" office:value-type="float" office:value="1E-030" calcext:value-type="float">
            <text:p>1.0000000E-30</text:p>
          </table:table-cell>
          <table:table-cell table:style-name="ce5" table:formula="of:=[.M24]-[.O24]-[.N24]" office:value-type="float" office:value="0.0999996198406897" calcext:value-type="float">
            <text:p>9.9999620E-02</text:p>
          </table:table-cell>
          <table:table-cell table:style-name="ce5" table:formula="of:=[.M25]*[.J25]" office:value-type="float" office:value="0.0000000172799343084712" calcext:value-type="float">
            <text:p>1.7279934E-08</text:p>
          </table:table-cell>
          <table:table-cell table:style-name="ce9" table:formula="of:=[.H25]*([.M25]-[.L2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3" calcext:value-type="float">
            <text:p>2.3000000E+01</text:p>
          </table:table-cell>
          <table:table-cell table:style-name="ce5" table:formula="of:=[.F25]+[.I25]" office:value-type="float" office:value="1E-030" calcext:value-type="float">
            <text:p>1.0000000E-30</text:p>
          </table:table-cell>
          <table:table-cell table:style-name="ce5" table:formula="of:=[.G25]-[.I2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6]*([.G26]-[.F2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5]+[.O25]" office:value-type="float" office:value="1E-030" calcext:value-type="float">
            <text:p>1.0000000E-30</text:p>
          </table:table-cell>
          <table:table-cell table:style-name="ce5" table:formula="of:=[.M25]-[.O25]-[.N25]" office:value-type="float" office:value="0.0999996025607554" calcext:value-type="float">
            <text:p>9.9999603E-02</text:p>
          </table:table-cell>
          <table:table-cell table:style-name="ce5" table:formula="of:=[.M26]*[.J26]" office:value-type="float" office:value="0.0000000172799313224985" calcext:value-type="float">
            <text:p>1.7279931E-08</text:p>
          </table:table-cell>
          <table:table-cell table:style-name="ce9" table:formula="of:=[.H26]*([.M26]-[.L2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4" calcext:value-type="float">
            <text:p>2.4000000E+01</text:p>
          </table:table-cell>
          <table:table-cell table:style-name="ce5" table:formula="of:=[.F26]+[.I26]" office:value-type="float" office:value="1E-030" calcext:value-type="float">
            <text:p>1.0000000E-30</text:p>
          </table:table-cell>
          <table:table-cell table:style-name="ce5" table:formula="of:=[.G26]-[.I2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7]*([.G27]-[.F2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6]+[.O26]" office:value-type="float" office:value="1E-030" calcext:value-type="float">
            <text:p>1.0000000E-30</text:p>
          </table:table-cell>
          <table:table-cell table:style-name="ce5" table:formula="of:=[.M26]-[.O26]-[.N26]" office:value-type="float" office:value="0.0999995852808241" calcext:value-type="float">
            <text:p>9.9999585E-02</text:p>
          </table:table-cell>
          <table:table-cell table:style-name="ce5" table:formula="of:=[.M27]*[.J27]" office:value-type="float" office:value="0.0000000172799283365264" calcext:value-type="float">
            <text:p>1.7279928E-08</text:p>
          </table:table-cell>
          <table:table-cell table:style-name="ce9" table:formula="of:=[.H27]*([.M27]-[.L2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5" calcext:value-type="float">
            <text:p>2.5000000E+01</text:p>
          </table:table-cell>
          <table:table-cell table:style-name="ce5" table:formula="of:=[.F27]+[.I27]" office:value-type="float" office:value="1E-030" calcext:value-type="float">
            <text:p>1.0000000E-30</text:p>
          </table:table-cell>
          <table:table-cell table:style-name="ce5" table:formula="of:=[.G27]-[.I2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8]*([.G28]-[.F2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7]+[.O27]" office:value-type="float" office:value="1E-030" calcext:value-type="float">
            <text:p>1.0000000E-30</text:p>
          </table:table-cell>
          <table:table-cell table:style-name="ce5" table:formula="of:=[.M27]-[.O27]-[.N27]" office:value-type="float" office:value="0.0999995680008958" calcext:value-type="float">
            <text:p>9.9999568E-02</text:p>
          </table:table-cell>
          <table:table-cell table:style-name="ce5" table:formula="of:=[.M28]*[.J28]" office:value-type="float" office:value="0.0000000172799253505548" calcext:value-type="float">
            <text:p>1.7279925E-08</text:p>
          </table:table-cell>
          <table:table-cell table:style-name="ce9" table:formula="of:=[.H28]*([.M28]-[.L2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6" calcext:value-type="float">
            <text:p>2.6000000E+01</text:p>
          </table:table-cell>
          <table:table-cell table:style-name="ce5" table:formula="of:=[.F28]+[.I28]" office:value-type="float" office:value="1E-030" calcext:value-type="float">
            <text:p>1.0000000E-30</text:p>
          </table:table-cell>
          <table:table-cell table:style-name="ce5" table:formula="of:=[.G28]-[.I2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29]*([.G29]-[.F2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8]+[.O28]" office:value-type="float" office:value="1E-030" calcext:value-type="float">
            <text:p>1.0000000E-30</text:p>
          </table:table-cell>
          <table:table-cell table:style-name="ce5" table:formula="of:=[.M28]-[.O28]-[.N28]" office:value-type="float" office:value="0.0999995507209705" calcext:value-type="float">
            <text:p>9.9999551E-02</text:p>
          </table:table-cell>
          <table:table-cell table:style-name="ce5" table:formula="of:=[.M29]*[.J29]" office:value-type="float" office:value="0.0000000172799223645837" calcext:value-type="float">
            <text:p>1.7279922E-08</text:p>
          </table:table-cell>
          <table:table-cell table:style-name="ce9" table:formula="of:=[.H29]*([.M29]-[.L2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7" calcext:value-type="float">
            <text:p>2.7000000E+01</text:p>
          </table:table-cell>
          <table:table-cell table:style-name="ce5" table:formula="of:=[.F29]+[.I29]" office:value-type="float" office:value="1E-030" calcext:value-type="float">
            <text:p>1.0000000E-30</text:p>
          </table:table-cell>
          <table:table-cell table:style-name="ce5" table:formula="of:=[.G29]-[.I2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0]*([.G30]-[.F3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29]+[.O29]" office:value-type="float" office:value="1E-030" calcext:value-type="float">
            <text:p>1.0000000E-30</text:p>
          </table:table-cell>
          <table:table-cell table:style-name="ce5" table:formula="of:=[.M29]-[.O29]-[.N29]" office:value-type="float" office:value="0.0999995334410481" calcext:value-type="float">
            <text:p>9.9999533E-02</text:p>
          </table:table-cell>
          <table:table-cell table:style-name="ce5" table:formula="of:=[.M30]*[.J30]" office:value-type="float" office:value="0.0000000172799193786131" calcext:value-type="float">
            <text:p>1.7279919E-08</text:p>
          </table:table-cell>
          <table:table-cell table:style-name="ce9" table:formula="of:=[.H30]*([.M30]-[.L3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8" calcext:value-type="float">
            <text:p>2.8000000E+01</text:p>
          </table:table-cell>
          <table:table-cell table:style-name="ce5" table:formula="of:=[.F30]+[.I30]" office:value-type="float" office:value="1E-030" calcext:value-type="float">
            <text:p>1.0000000E-30</text:p>
          </table:table-cell>
          <table:table-cell table:style-name="ce5" table:formula="of:=[.G30]-[.I3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1]*([.G31]-[.F3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0]+[.O30]" office:value-type="float" office:value="1E-030" calcext:value-type="float">
            <text:p>1.0000000E-30</text:p>
          </table:table-cell>
          <table:table-cell table:style-name="ce5" table:formula="of:=[.M30]-[.O30]-[.N30]" office:value-type="float" office:value="0.0999995161611287" calcext:value-type="float">
            <text:p>9.9999516E-02</text:p>
          </table:table-cell>
          <table:table-cell table:style-name="ce5" table:formula="of:=[.M31]*[.J31]" office:value-type="float" office:value="0.000000017279916392643" calcext:value-type="float">
            <text:p>1.7279916E-08</text:p>
          </table:table-cell>
          <table:table-cell table:style-name="ce9" table:formula="of:=[.H31]*([.M31]-[.L3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29" calcext:value-type="float">
            <text:p>2.9000000E+01</text:p>
          </table:table-cell>
          <table:table-cell table:style-name="ce5" table:formula="of:=[.F31]+[.I31]" office:value-type="float" office:value="1E-030" calcext:value-type="float">
            <text:p>1.0000000E-30</text:p>
          </table:table-cell>
          <table:table-cell table:style-name="ce5" table:formula="of:=[.G31]-[.I3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2]*([.G32]-[.F3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1]+[.O31]" office:value-type="float" office:value="1E-030" calcext:value-type="float">
            <text:p>1.0000000E-30</text:p>
          </table:table-cell>
          <table:table-cell table:style-name="ce5" table:formula="of:=[.M31]-[.O31]-[.N31]" office:value-type="float" office:value="0.0999994988812123" calcext:value-type="float">
            <text:p>9.9999499E-02</text:p>
          </table:table-cell>
          <table:table-cell table:style-name="ce5" table:formula="of:=[.M32]*[.J32]" office:value-type="float" office:value="0.0000000172799134066735" calcext:value-type="float">
            <text:p>1.7279913E-08</text:p>
          </table:table-cell>
          <table:table-cell table:style-name="ce9" table:formula="of:=[.H32]*([.M32]-[.L3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0" calcext:value-type="float">
            <text:p>3.0000000E+01</text:p>
          </table:table-cell>
          <table:table-cell table:style-name="ce5" table:formula="of:=[.F32]+[.I32]" office:value-type="float" office:value="1E-030" calcext:value-type="float">
            <text:p>1.0000000E-30</text:p>
          </table:table-cell>
          <table:table-cell table:style-name="ce5" table:formula="of:=[.G32]-[.I3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3]*([.G33]-[.F3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2]+[.O32]" office:value-type="float" office:value="1E-030" calcext:value-type="float">
            <text:p>1.0000000E-30</text:p>
          </table:table-cell>
          <table:table-cell table:style-name="ce5" table:formula="of:=[.M32]-[.O32]-[.N32]" office:value-type="float" office:value="0.0999994816012989" calcext:value-type="float">
            <text:p>9.9999482E-02</text:p>
          </table:table-cell>
          <table:table-cell table:style-name="ce5" table:formula="of:=[.M33]*[.J33]" office:value-type="float" office:value="0.0000000172799104207045" calcext:value-type="float">
            <text:p>1.7279910E-08</text:p>
          </table:table-cell>
          <table:table-cell table:style-name="ce9" table:formula="of:=[.H33]*([.M33]-[.L3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1" calcext:value-type="float">
            <text:p>3.1000000E+01</text:p>
          </table:table-cell>
          <table:table-cell table:style-name="ce5" table:formula="of:=[.F33]+[.I33]" office:value-type="float" office:value="1E-030" calcext:value-type="float">
            <text:p>1.0000000E-30</text:p>
          </table:table-cell>
          <table:table-cell table:style-name="ce5" table:formula="of:=[.G33]-[.I3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4]*([.G34]-[.F3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3]+[.O33]" office:value-type="float" office:value="1E-030" calcext:value-type="float">
            <text:p>1.0000000E-30</text:p>
          </table:table-cell>
          <table:table-cell table:style-name="ce5" table:formula="of:=[.M33]-[.O33]-[.N33]" office:value-type="float" office:value="0.0999994643213885" calcext:value-type="float">
            <text:p>9.9999464E-02</text:p>
          </table:table-cell>
          <table:table-cell table:style-name="ce5" table:formula="of:=[.M34]*[.J34]" office:value-type="float" office:value="0.0000000172799074347359" calcext:value-type="float">
            <text:p>1.7279907E-08</text:p>
          </table:table-cell>
          <table:table-cell table:style-name="ce9" table:formula="of:=[.H34]*([.M34]-[.L3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2" calcext:value-type="float">
            <text:p>3.2000000E+01</text:p>
          </table:table-cell>
          <table:table-cell table:style-name="ce5" table:formula="of:=[.F34]+[.I34]" office:value-type="float" office:value="1E-030" calcext:value-type="float">
            <text:p>1.0000000E-30</text:p>
          </table:table-cell>
          <table:table-cell table:style-name="ce5" table:formula="of:=[.G34]-[.I3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5]*([.G35]-[.F3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4]+[.O34]" office:value-type="float" office:value="1E-030" calcext:value-type="float">
            <text:p>1.0000000E-30</text:p>
          </table:table-cell>
          <table:table-cell table:style-name="ce5" table:formula="of:=[.M34]-[.O34]-[.N34]" office:value-type="float" office:value="0.099999447041481" calcext:value-type="float">
            <text:p>9.9999447E-02</text:p>
          </table:table-cell>
          <table:table-cell table:style-name="ce5" table:formula="of:=[.M35]*[.J35]" office:value-type="float" office:value="0.0000000172799044487679" calcext:value-type="float">
            <text:p>1.7279904E-08</text:p>
          </table:table-cell>
          <table:table-cell table:style-name="ce9" table:formula="of:=[.H35]*([.M35]-[.L3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3" calcext:value-type="float">
            <text:p>3.3000000E+01</text:p>
          </table:table-cell>
          <table:table-cell table:style-name="ce5" table:formula="of:=[.F35]+[.I35]" office:value-type="float" office:value="1E-030" calcext:value-type="float">
            <text:p>1.0000000E-30</text:p>
          </table:table-cell>
          <table:table-cell table:style-name="ce5" table:formula="of:=[.G35]-[.I3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6]*([.G36]-[.F3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5]+[.O35]" office:value-type="float" office:value="1E-030" calcext:value-type="float">
            <text:p>1.0000000E-30</text:p>
          </table:table-cell>
          <table:table-cell table:style-name="ce5" table:formula="of:=[.M35]-[.O35]-[.N35]" office:value-type="float" office:value="0.0999994297615766" calcext:value-type="float">
            <text:p>9.9999430E-02</text:p>
          </table:table-cell>
          <table:table-cell table:style-name="ce5" table:formula="of:=[.M36]*[.J36]" office:value-type="float" office:value="0.0000000172799014628004" calcext:value-type="float">
            <text:p>1.7279901E-08</text:p>
          </table:table-cell>
          <table:table-cell table:style-name="ce9" table:formula="of:=[.H36]*([.M36]-[.L3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4" calcext:value-type="float">
            <text:p>3.4000000E+01</text:p>
          </table:table-cell>
          <table:table-cell table:style-name="ce5" table:formula="of:=[.F36]+[.I36]" office:value-type="float" office:value="1E-030" calcext:value-type="float">
            <text:p>1.0000000E-30</text:p>
          </table:table-cell>
          <table:table-cell table:style-name="ce5" table:formula="of:=[.G36]-[.I3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7]*([.G37]-[.F3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6]+[.O36]" office:value-type="float" office:value="1E-030" calcext:value-type="float">
            <text:p>1.0000000E-30</text:p>
          </table:table-cell>
          <table:table-cell table:style-name="ce5" table:formula="of:=[.M36]-[.O36]-[.N36]" office:value-type="float" office:value="0.0999994124816751" calcext:value-type="float">
            <text:p>9.9999412E-02</text:p>
          </table:table-cell>
          <table:table-cell table:style-name="ce5" table:formula="of:=[.M37]*[.J37]" office:value-type="float" office:value="0.0000000172798984768335" calcext:value-type="float">
            <text:p>1.7279898E-08</text:p>
          </table:table-cell>
          <table:table-cell table:style-name="ce9" table:formula="of:=[.H37]*([.M37]-[.L3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5" calcext:value-type="float">
            <text:p>3.5000000E+01</text:p>
          </table:table-cell>
          <table:table-cell table:style-name="ce5" table:formula="of:=[.F37]+[.I37]" office:value-type="float" office:value="1E-030" calcext:value-type="float">
            <text:p>1.0000000E-30</text:p>
          </table:table-cell>
          <table:table-cell table:style-name="ce5" table:formula="of:=[.G37]-[.I3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8]*([.G38]-[.F3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7]+[.O37]" office:value-type="float" office:value="1E-030" calcext:value-type="float">
            <text:p>1.0000000E-30</text:p>
          </table:table-cell>
          <table:table-cell table:style-name="ce5" table:formula="of:=[.M37]-[.O37]-[.N37]" office:value-type="float" office:value="0.0999993952017767" calcext:value-type="float">
            <text:p>9.9999395E-02</text:p>
          </table:table-cell>
          <table:table-cell table:style-name="ce5" table:formula="of:=[.M38]*[.J38]" office:value-type="float" office:value="0.000000017279895490867" calcext:value-type="float">
            <text:p>1.7279895E-08</text:p>
          </table:table-cell>
          <table:table-cell table:style-name="ce9" table:formula="of:=[.H38]*([.M38]-[.L3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6" calcext:value-type="float">
            <text:p>3.6000000E+01</text:p>
          </table:table-cell>
          <table:table-cell table:style-name="ce5" table:formula="of:=[.F38]+[.I38]" office:value-type="float" office:value="1E-030" calcext:value-type="float">
            <text:p>1.0000000E-30</text:p>
          </table:table-cell>
          <table:table-cell table:style-name="ce5" table:formula="of:=[.G38]-[.I3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39]*([.G39]-[.F3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8]+[.O38]" office:value-type="float" office:value="1E-030" calcext:value-type="float">
            <text:p>1.0000000E-30</text:p>
          </table:table-cell>
          <table:table-cell table:style-name="ce5" table:formula="of:=[.M38]-[.O38]-[.N38]" office:value-type="float" office:value="0.0999993779218812" calcext:value-type="float">
            <text:p>9.9999378E-02</text:p>
          </table:table-cell>
          <table:table-cell table:style-name="ce5" table:formula="of:=[.M39]*[.J39]" office:value-type="float" office:value="0.0000000172798925049011" calcext:value-type="float">
            <text:p>1.7279893E-08</text:p>
          </table:table-cell>
          <table:table-cell table:style-name="ce9" table:formula="of:=[.H39]*([.M39]-[.L3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7" calcext:value-type="float">
            <text:p>3.7000000E+01</text:p>
          </table:table-cell>
          <table:table-cell table:style-name="ce5" table:formula="of:=[.F39]+[.I39]" office:value-type="float" office:value="1E-030" calcext:value-type="float">
            <text:p>1.0000000E-30</text:p>
          </table:table-cell>
          <table:table-cell table:style-name="ce5" table:formula="of:=[.G39]-[.I3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0]*([.G40]-[.F4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39]+[.O39]" office:value-type="float" office:value="1E-030" calcext:value-type="float">
            <text:p>1.0000000E-30</text:p>
          </table:table-cell>
          <table:table-cell table:style-name="ce5" table:formula="of:=[.M39]-[.O39]-[.N39]" office:value-type="float" office:value="0.0999993606419887" calcext:value-type="float">
            <text:p>9.9999361E-02</text:p>
          </table:table-cell>
          <table:table-cell table:style-name="ce5" table:formula="of:=[.M40]*[.J40]" office:value-type="float" office:value="0.0000000172798895189356" calcext:value-type="float">
            <text:p>1.7279890E-08</text:p>
          </table:table-cell>
          <table:table-cell table:style-name="ce9" table:formula="of:=[.H40]*([.M40]-[.L4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8" calcext:value-type="float">
            <text:p>3.8000000E+01</text:p>
          </table:table-cell>
          <table:table-cell table:style-name="ce5" table:formula="of:=[.F40]+[.I40]" office:value-type="float" office:value="1E-030" calcext:value-type="float">
            <text:p>1.0000000E-30</text:p>
          </table:table-cell>
          <table:table-cell table:style-name="ce5" table:formula="of:=[.G40]-[.I4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1]*([.G41]-[.F4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0]+[.O40]" office:value-type="float" office:value="1E-030" calcext:value-type="float">
            <text:p>1.0000000E-30</text:p>
          </table:table-cell>
          <table:table-cell table:style-name="ce5" table:formula="of:=[.M40]-[.O40]-[.N40]" office:value-type="float" office:value="0.0999993433620992" calcext:value-type="float">
            <text:p>9.9999343E-02</text:p>
          </table:table-cell>
          <table:table-cell table:style-name="ce5" table:formula="of:=[.M41]*[.J41]" office:value-type="float" office:value="0.0000000172798865329707" calcext:value-type="float">
            <text:p>1.7279887E-08</text:p>
          </table:table-cell>
          <table:table-cell table:style-name="ce9" table:formula="of:=[.H41]*([.M41]-[.L4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39" calcext:value-type="float">
            <text:p>3.9000000E+01</text:p>
          </table:table-cell>
          <table:table-cell table:style-name="ce5" table:formula="of:=[.F41]+[.I41]" office:value-type="float" office:value="1E-030" calcext:value-type="float">
            <text:p>1.0000000E-30</text:p>
          </table:table-cell>
          <table:table-cell table:style-name="ce5" table:formula="of:=[.G41]-[.I4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2]*([.G42]-[.F4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1]+[.O41]" office:value-type="float" office:value="1E-030" calcext:value-type="float">
            <text:p>1.0000000E-30</text:p>
          </table:table-cell>
          <table:table-cell table:style-name="ce5" table:formula="of:=[.M41]-[.O41]-[.N41]" office:value-type="float" office:value="0.0999993260822126" calcext:value-type="float">
            <text:p>9.9999326E-02</text:p>
          </table:table-cell>
          <table:table-cell table:style-name="ce5" table:formula="of:=[.M42]*[.J42]" office:value-type="float" office:value="0.0000000172798835470063" calcext:value-type="float">
            <text:p>1.7279884E-08</text:p>
          </table:table-cell>
          <table:table-cell table:style-name="ce9" table:formula="of:=[.H42]*([.M42]-[.L4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0" calcext:value-type="float">
            <text:p>4.0000000E+01</text:p>
          </table:table-cell>
          <table:table-cell table:style-name="ce5" table:formula="of:=[.F42]+[.I42]" office:value-type="float" office:value="1E-030" calcext:value-type="float">
            <text:p>1.0000000E-30</text:p>
          </table:table-cell>
          <table:table-cell table:style-name="ce5" table:formula="of:=[.G42]-[.I4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3]*([.G43]-[.F4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2]+[.O42]" office:value-type="float" office:value="1E-030" calcext:value-type="float">
            <text:p>1.0000000E-30</text:p>
          </table:table-cell>
          <table:table-cell table:style-name="ce5" table:formula="of:=[.M42]-[.O42]-[.N42]" office:value-type="float" office:value="0.0999993088023291" calcext:value-type="float">
            <text:p>9.9999309E-02</text:p>
          </table:table-cell>
          <table:table-cell table:style-name="ce5" table:formula="of:=[.M43]*[.J43]" office:value-type="float" office:value="0.0000000172798805610425" calcext:value-type="float">
            <text:p>1.7279881E-08</text:p>
          </table:table-cell>
          <table:table-cell table:style-name="ce9" table:formula="of:=[.H43]*([.M43]-[.L4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1" calcext:value-type="float">
            <text:p>4.1000000E+01</text:p>
          </table:table-cell>
          <table:table-cell table:style-name="ce5" table:formula="of:=[.F43]+[.I43]" office:value-type="float" office:value="1E-030" calcext:value-type="float">
            <text:p>1.0000000E-30</text:p>
          </table:table-cell>
          <table:table-cell table:style-name="ce5" table:formula="of:=[.G43]-[.I4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4]*([.G44]-[.F4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3]+[.O43]" office:value-type="float" office:value="1E-030" calcext:value-type="float">
            <text:p>1.0000000E-30</text:p>
          </table:table-cell>
          <table:table-cell table:style-name="ce5" table:formula="of:=[.M43]-[.O43]-[.N43]" office:value-type="float" office:value="0.0999992915224485" calcext:value-type="float">
            <text:p>9.9999292E-02</text:p>
          </table:table-cell>
          <table:table-cell table:style-name="ce5" table:formula="of:=[.M44]*[.J44]" office:value-type="float" office:value="0.0000000172798775750791" calcext:value-type="float">
            <text:p>1.7279878E-08</text:p>
          </table:table-cell>
          <table:table-cell table:style-name="ce9" table:formula="of:=[.H44]*([.M44]-[.L4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2" calcext:value-type="float">
            <text:p>4.2000000E+01</text:p>
          </table:table-cell>
          <table:table-cell table:style-name="ce5" table:formula="of:=[.F44]+[.I44]" office:value-type="float" office:value="1E-030" calcext:value-type="float">
            <text:p>1.0000000E-30</text:p>
          </table:table-cell>
          <table:table-cell table:style-name="ce5" table:formula="of:=[.G44]-[.I4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5]*([.G45]-[.F4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4]+[.O44]" office:value-type="float" office:value="1E-030" calcext:value-type="float">
            <text:p>1.0000000E-30</text:p>
          </table:table-cell>
          <table:table-cell table:style-name="ce5" table:formula="of:=[.M44]-[.O44]-[.N44]" office:value-type="float" office:value="0.0999992742425709" calcext:value-type="float">
            <text:p>9.9999274E-02</text:p>
          </table:table-cell>
          <table:table-cell table:style-name="ce5" table:formula="of:=[.M45]*[.J45]" office:value-type="float" office:value="0.0000000172798745891163" calcext:value-type="float">
            <text:p>1.7279875E-08</text:p>
          </table:table-cell>
          <table:table-cell table:style-name="ce9" table:formula="of:=[.H45]*([.M45]-[.L4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3" calcext:value-type="float">
            <text:p>4.3000000E+01</text:p>
          </table:table-cell>
          <table:table-cell table:style-name="ce5" table:formula="of:=[.F45]+[.I45]" office:value-type="float" office:value="1E-030" calcext:value-type="float">
            <text:p>1.0000000E-30</text:p>
          </table:table-cell>
          <table:table-cell table:style-name="ce5" table:formula="of:=[.G45]-[.I4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6]*([.G46]-[.F4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5]+[.O45]" office:value-type="float" office:value="1E-030" calcext:value-type="float">
            <text:p>1.0000000E-30</text:p>
          </table:table-cell>
          <table:table-cell table:style-name="ce5" table:formula="of:=[.M45]-[.O45]-[.N45]" office:value-type="float" office:value="0.0999992569626964" calcext:value-type="float">
            <text:p>9.9999257E-02</text:p>
          </table:table-cell>
          <table:table-cell table:style-name="ce5" table:formula="of:=[.M46]*[.J46]" office:value-type="float" office:value="0.0000000172798716031539" calcext:value-type="float">
            <text:p>1.7279872E-08</text:p>
          </table:table-cell>
          <table:table-cell table:style-name="ce9" table:formula="of:=[.H46]*([.M46]-[.L4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4" calcext:value-type="float">
            <text:p>4.4000000E+01</text:p>
          </table:table-cell>
          <table:table-cell table:style-name="ce5" table:formula="of:=[.F46]+[.I46]" office:value-type="float" office:value="1E-030" calcext:value-type="float">
            <text:p>1.0000000E-30</text:p>
          </table:table-cell>
          <table:table-cell table:style-name="ce5" table:formula="of:=[.G46]-[.I4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7]*([.G47]-[.F4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6]+[.O46]" office:value-type="float" office:value="1E-030" calcext:value-type="float">
            <text:p>1.0000000E-30</text:p>
          </table:table-cell>
          <table:table-cell table:style-name="ce5" table:formula="of:=[.M46]-[.O46]-[.N46]" office:value-type="float" office:value="0.0999992396828247" calcext:value-type="float">
            <text:p>9.9999240E-02</text:p>
          </table:table-cell>
          <table:table-cell table:style-name="ce5" table:formula="of:=[.M47]*[.J47]" office:value-type="float" office:value="0.0000000172798686171921" calcext:value-type="float">
            <text:p>1.7279869E-08</text:p>
          </table:table-cell>
          <table:table-cell table:style-name="ce9" table:formula="of:=[.H47]*([.M47]-[.L4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5" calcext:value-type="float">
            <text:p>4.5000000E+01</text:p>
          </table:table-cell>
          <table:table-cell table:style-name="ce5" table:formula="of:=[.F47]+[.I47]" office:value-type="float" office:value="1E-030" calcext:value-type="float">
            <text:p>1.0000000E-30</text:p>
          </table:table-cell>
          <table:table-cell table:style-name="ce5" table:formula="of:=[.G47]-[.I4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8]*([.G48]-[.F4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7]+[.O47]" office:value-type="float" office:value="1E-030" calcext:value-type="float">
            <text:p>1.0000000E-30</text:p>
          </table:table-cell>
          <table:table-cell table:style-name="ce5" table:formula="of:=[.M47]-[.O47]-[.N47]" office:value-type="float" office:value="0.0999992224029561" calcext:value-type="float">
            <text:p>9.9999222E-02</text:p>
          </table:table-cell>
          <table:table-cell table:style-name="ce5" table:formula="of:=[.M48]*[.J48]" office:value-type="float" office:value="0.0000000172798656312308" calcext:value-type="float">
            <text:p>1.7279866E-08</text:p>
          </table:table-cell>
          <table:table-cell table:style-name="ce9" table:formula="of:=[.H48]*([.M48]-[.L4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6" calcext:value-type="float">
            <text:p>4.6000000E+01</text:p>
          </table:table-cell>
          <table:table-cell table:style-name="ce5" table:formula="of:=[.F48]+[.I48]" office:value-type="float" office:value="1E-030" calcext:value-type="float">
            <text:p>1.0000000E-30</text:p>
          </table:table-cell>
          <table:table-cell table:style-name="ce5" table:formula="of:=[.G48]-[.I4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49]*([.G49]-[.F4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8]+[.O48]" office:value-type="float" office:value="1E-030" calcext:value-type="float">
            <text:p>1.0000000E-30</text:p>
          </table:table-cell>
          <table:table-cell table:style-name="ce5" table:formula="of:=[.M48]-[.O48]-[.N48]" office:value-type="float" office:value="0.0999992051230905" calcext:value-type="float">
            <text:p>9.9999205E-02</text:p>
          </table:table-cell>
          <table:table-cell table:style-name="ce5" table:formula="of:=[.M49]*[.J49]" office:value-type="float" office:value="0.00000001727986264527" calcext:value-type="float">
            <text:p>1.7279863E-08</text:p>
          </table:table-cell>
          <table:table-cell table:style-name="ce9" table:formula="of:=[.H49]*([.M49]-[.L4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7" calcext:value-type="float">
            <text:p>4.7000000E+01</text:p>
          </table:table-cell>
          <table:table-cell table:style-name="ce5" table:formula="of:=[.F49]+[.I49]" office:value-type="float" office:value="1E-030" calcext:value-type="float">
            <text:p>1.0000000E-30</text:p>
          </table:table-cell>
          <table:table-cell table:style-name="ce5" table:formula="of:=[.G49]-[.I4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0]*([.G50]-[.F5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49]+[.O49]" office:value-type="float" office:value="1E-030" calcext:value-type="float">
            <text:p>1.0000000E-30</text:p>
          </table:table-cell>
          <table:table-cell table:style-name="ce5" table:formula="of:=[.M49]-[.O49]-[.N49]" office:value-type="float" office:value="0.0999991878432278" calcext:value-type="float">
            <text:p>9.9999188E-02</text:p>
          </table:table-cell>
          <table:table-cell table:style-name="ce5" table:formula="of:=[.M50]*[.J50]" office:value-type="float" office:value="0.0000000172798596593098" calcext:value-type="float">
            <text:p>1.7279860E-08</text:p>
          </table:table-cell>
          <table:table-cell table:style-name="ce9" table:formula="of:=[.H50]*([.M50]-[.L5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8" calcext:value-type="float">
            <text:p>4.8000000E+01</text:p>
          </table:table-cell>
          <table:table-cell table:style-name="ce5" table:formula="of:=[.F50]+[.I50]" office:value-type="float" office:value="1E-030" calcext:value-type="float">
            <text:p>1.0000000E-30</text:p>
          </table:table-cell>
          <table:table-cell table:style-name="ce5" table:formula="of:=[.G50]-[.I5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1]*([.G51]-[.F5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0]+[.O50]" office:value-type="float" office:value="1E-030" calcext:value-type="float">
            <text:p>1.0000000E-30</text:p>
          </table:table-cell>
          <table:table-cell table:style-name="ce5" table:formula="of:=[.M50]-[.O50]-[.N50]" office:value-type="float" office:value="0.0999991705633682" calcext:value-type="float">
            <text:p>9.9999171E-02</text:p>
          </table:table-cell>
          <table:table-cell table:style-name="ce5" table:formula="of:=[.M51]*[.J51]" office:value-type="float" office:value="0.00000001727985667335" calcext:value-type="float">
            <text:p>1.7279857E-08</text:p>
          </table:table-cell>
          <table:table-cell table:style-name="ce9" table:formula="of:=[.H51]*([.M51]-[.L5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49" calcext:value-type="float">
            <text:p>4.9000000E+01</text:p>
          </table:table-cell>
          <table:table-cell table:style-name="ce5" table:formula="of:=[.F51]+[.I51]" office:value-type="float" office:value="1E-030" calcext:value-type="float">
            <text:p>1.0000000E-30</text:p>
          </table:table-cell>
          <table:table-cell table:style-name="ce5" table:formula="of:=[.G51]-[.I5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2]*([.G52]-[.F5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1]+[.O51]" office:value-type="float" office:value="1E-030" calcext:value-type="float">
            <text:p>1.0000000E-30</text:p>
          </table:table-cell>
          <table:table-cell table:style-name="ce5" table:formula="of:=[.M51]-[.O51]-[.N51]" office:value-type="float" office:value="0.0999991532835115" calcext:value-type="float">
            <text:p>9.9999153E-02</text:p>
          </table:table-cell>
          <table:table-cell table:style-name="ce5" table:formula="of:=[.M52]*[.J52]" office:value-type="float" office:value="0.0000000172798536873908" calcext:value-type="float">
            <text:p>1.7279854E-08</text:p>
          </table:table-cell>
          <table:table-cell table:style-name="ce9" table:formula="of:=[.H52]*([.M52]-[.L5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0" calcext:value-type="float">
            <text:p>5.0000000E+01</text:p>
          </table:table-cell>
          <table:table-cell table:style-name="ce5" table:formula="of:=[.F52]+[.I52]" office:value-type="float" office:value="1E-030" calcext:value-type="float">
            <text:p>1.0000000E-30</text:p>
          </table:table-cell>
          <table:table-cell table:style-name="ce5" table:formula="of:=[.G52]-[.I5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3]*([.G53]-[.F5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2]+[.O52]" office:value-type="float" office:value="1E-030" calcext:value-type="float">
            <text:p>1.0000000E-30</text:p>
          </table:table-cell>
          <table:table-cell table:style-name="ce5" table:formula="of:=[.M52]-[.O52]-[.N52]" office:value-type="float" office:value="0.0999991360036578" calcext:value-type="float">
            <text:p>9.9999136E-02</text:p>
          </table:table-cell>
          <table:table-cell table:style-name="ce5" table:formula="of:=[.M53]*[.J53]" office:value-type="float" office:value="0.0000000172798507014321" calcext:value-type="float">
            <text:p>1.7279851E-08</text:p>
          </table:table-cell>
          <table:table-cell table:style-name="ce9" table:formula="of:=[.H53]*([.M53]-[.L5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1" calcext:value-type="float">
            <text:p>5.1000000E+01</text:p>
          </table:table-cell>
          <table:table-cell table:style-name="ce5" table:formula="of:=[.F53]+[.I53]" office:value-type="float" office:value="1E-030" calcext:value-type="float">
            <text:p>1.0000000E-30</text:p>
          </table:table-cell>
          <table:table-cell table:style-name="ce5" table:formula="of:=[.G53]-[.I5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4]*([.G54]-[.F5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3]+[.O53]" office:value-type="float" office:value="1E-030" calcext:value-type="float">
            <text:p>1.0000000E-30</text:p>
          </table:table-cell>
          <table:table-cell table:style-name="ce5" table:formula="of:=[.M53]-[.O53]-[.N53]" office:value-type="float" office:value="0.0999991187238071" calcext:value-type="float">
            <text:p>9.9999119E-02</text:p>
          </table:table-cell>
          <table:table-cell table:style-name="ce5" table:formula="of:=[.M54]*[.J54]" office:value-type="float" office:value="0.0000000172798477154739" calcext:value-type="float">
            <text:p>1.7279848E-08</text:p>
          </table:table-cell>
          <table:table-cell table:style-name="ce9" table:formula="of:=[.H54]*([.M54]-[.L5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2" calcext:value-type="float">
            <text:p>5.2000000E+01</text:p>
          </table:table-cell>
          <table:table-cell table:style-name="ce5" table:formula="of:=[.F54]+[.I54]" office:value-type="float" office:value="1E-030" calcext:value-type="float">
            <text:p>1.0000000E-30</text:p>
          </table:table-cell>
          <table:table-cell table:style-name="ce5" table:formula="of:=[.G54]-[.I5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5]*([.G55]-[.F5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4]+[.O54]" office:value-type="float" office:value="1E-030" calcext:value-type="float">
            <text:p>1.0000000E-30</text:p>
          </table:table-cell>
          <table:table-cell table:style-name="ce5" table:formula="of:=[.M54]-[.O54]-[.N54]" office:value-type="float" office:value="0.0999991014439594" calcext:value-type="float">
            <text:p>9.9999101E-02</text:p>
          </table:table-cell>
          <table:table-cell table:style-name="ce5" table:formula="of:=[.M55]*[.J55]" office:value-type="float" office:value="0.0000000172798447295162" calcext:value-type="float">
            <text:p>1.7279845E-08</text:p>
          </table:table-cell>
          <table:table-cell table:style-name="ce9" table:formula="of:=[.H55]*([.M55]-[.L5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3" calcext:value-type="float">
            <text:p>5.3000000E+01</text:p>
          </table:table-cell>
          <table:table-cell table:style-name="ce5" table:formula="of:=[.F55]+[.I55]" office:value-type="float" office:value="1E-030" calcext:value-type="float">
            <text:p>1.0000000E-30</text:p>
          </table:table-cell>
          <table:table-cell table:style-name="ce5" table:formula="of:=[.G55]-[.I5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6]*([.G56]-[.F5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5]+[.O55]" office:value-type="float" office:value="1E-030" calcext:value-type="float">
            <text:p>1.0000000E-30</text:p>
          </table:table-cell>
          <table:table-cell table:style-name="ce5" table:formula="of:=[.M55]-[.O55]-[.N55]" office:value-type="float" office:value="0.0999990841641147" calcext:value-type="float">
            <text:p>9.9999084E-02</text:p>
          </table:table-cell>
          <table:table-cell table:style-name="ce5" table:formula="of:=[.M56]*[.J56]" office:value-type="float" office:value="0.000000017279841743559" calcext:value-type="float">
            <text:p>1.7279842E-08</text:p>
          </table:table-cell>
          <table:table-cell table:style-name="ce9" table:formula="of:=[.H56]*([.M56]-[.L5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4" calcext:value-type="float">
            <text:p>5.4000000E+01</text:p>
          </table:table-cell>
          <table:table-cell table:style-name="ce5" table:formula="of:=[.F56]+[.I56]" office:value-type="float" office:value="1E-030" calcext:value-type="float">
            <text:p>1.0000000E-30</text:p>
          </table:table-cell>
          <table:table-cell table:style-name="ce5" table:formula="of:=[.G56]-[.I5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7]*([.G57]-[.F5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6]+[.O56]" office:value-type="float" office:value="1E-030" calcext:value-type="float">
            <text:p>1.0000000E-30</text:p>
          </table:table-cell>
          <table:table-cell table:style-name="ce5" table:formula="of:=[.M56]-[.O56]-[.N56]" office:value-type="float" office:value="0.0999990668842729" calcext:value-type="float">
            <text:p>9.9999067E-02</text:p>
          </table:table-cell>
          <table:table-cell table:style-name="ce5" table:formula="of:=[.M57]*[.J57]" office:value-type="float" office:value="0.0000000172798387576024" calcext:value-type="float">
            <text:p>1.7279839E-08</text:p>
          </table:table-cell>
          <table:table-cell table:style-name="ce9" table:formula="of:=[.H57]*([.M57]-[.L5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5" calcext:value-type="float">
            <text:p>5.5000000E+01</text:p>
          </table:table-cell>
          <table:table-cell table:style-name="ce5" table:formula="of:=[.F57]+[.I57]" office:value-type="float" office:value="1E-030" calcext:value-type="float">
            <text:p>1.0000000E-30</text:p>
          </table:table-cell>
          <table:table-cell table:style-name="ce5" table:formula="of:=[.G57]-[.I5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8]*([.G58]-[.F5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7]+[.O57]" office:value-type="float" office:value="1E-030" calcext:value-type="float">
            <text:p>1.0000000E-30</text:p>
          </table:table-cell>
          <table:table-cell table:style-name="ce5" table:formula="of:=[.M57]-[.O57]-[.N57]" office:value-type="float" office:value="0.0999990496044342" calcext:value-type="float">
            <text:p>9.9999050E-02</text:p>
          </table:table-cell>
          <table:table-cell table:style-name="ce5" table:formula="of:=[.M58]*[.J58]" office:value-type="float" office:value="0.0000000172798357716462" calcext:value-type="float">
            <text:p>1.7279836E-08</text:p>
          </table:table-cell>
          <table:table-cell table:style-name="ce9" table:formula="of:=[.H58]*([.M58]-[.L5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6" calcext:value-type="float">
            <text:p>5.6000000E+01</text:p>
          </table:table-cell>
          <table:table-cell table:style-name="ce5" table:formula="of:=[.F58]+[.I58]" office:value-type="float" office:value="1E-030" calcext:value-type="float">
            <text:p>1.0000000E-30</text:p>
          </table:table-cell>
          <table:table-cell table:style-name="ce5" table:formula="of:=[.G58]-[.I5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59]*([.G59]-[.F5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8]+[.O58]" office:value-type="float" office:value="1E-030" calcext:value-type="float">
            <text:p>1.0000000E-30</text:p>
          </table:table-cell>
          <table:table-cell table:style-name="ce5" table:formula="of:=[.M58]-[.O58]-[.N58]" office:value-type="float" office:value="0.0999990323245984" calcext:value-type="float">
            <text:p>9.9999032E-02</text:p>
          </table:table-cell>
          <table:table-cell table:style-name="ce5" table:formula="of:=[.M59]*[.J59]" office:value-type="float" office:value="0.0000000172798327856906" calcext:value-type="float">
            <text:p>1.7279833E-08</text:p>
          </table:table-cell>
          <table:table-cell table:style-name="ce9" table:formula="of:=[.H59]*([.M59]-[.L5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7" calcext:value-type="float">
            <text:p>5.7000000E+01</text:p>
          </table:table-cell>
          <table:table-cell table:style-name="ce5" table:formula="of:=[.F59]+[.I59]" office:value-type="float" office:value="1E-030" calcext:value-type="float">
            <text:p>1.0000000E-30</text:p>
          </table:table-cell>
          <table:table-cell table:style-name="ce5" table:formula="of:=[.G59]-[.I5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0]*([.G60]-[.F6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59]+[.O59]" office:value-type="float" office:value="1E-030" calcext:value-type="float">
            <text:p>1.0000000E-30</text:p>
          </table:table-cell>
          <table:table-cell table:style-name="ce5" table:formula="of:=[.M59]-[.O59]-[.N59]" office:value-type="float" office:value="0.0999990150447656" calcext:value-type="float">
            <text:p>9.9999015E-02</text:p>
          </table:table-cell>
          <table:table-cell table:style-name="ce5" table:formula="of:=[.M60]*[.J60]" office:value-type="float" office:value="0.0000000172798297997355" calcext:value-type="float">
            <text:p>1.7279830E-08</text:p>
          </table:table-cell>
          <table:table-cell table:style-name="ce9" table:formula="of:=[.H60]*([.M60]-[.L6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8" calcext:value-type="float">
            <text:p>5.8000000E+01</text:p>
          </table:table-cell>
          <table:table-cell table:style-name="ce5" table:formula="of:=[.F60]+[.I60]" office:value-type="float" office:value="1E-030" calcext:value-type="float">
            <text:p>1.0000000E-30</text:p>
          </table:table-cell>
          <table:table-cell table:style-name="ce5" table:formula="of:=[.G60]-[.I6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1]*([.G61]-[.F6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0]+[.O60]" office:value-type="float" office:value="1E-030" calcext:value-type="float">
            <text:p>1.0000000E-30</text:p>
          </table:table-cell>
          <table:table-cell table:style-name="ce5" table:formula="of:=[.M60]-[.O60]-[.N60]" office:value-type="float" office:value="0.0999989977649358" calcext:value-type="float">
            <text:p>9.9998998E-02</text:p>
          </table:table-cell>
          <table:table-cell table:style-name="ce5" table:formula="of:=[.M61]*[.J61]" office:value-type="float" office:value="0.0000000172798268137809" calcext:value-type="float">
            <text:p>1.7279827E-08</text:p>
          </table:table-cell>
          <table:table-cell table:style-name="ce9" table:formula="of:=[.H61]*([.M61]-[.L6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59" calcext:value-type="float">
            <text:p>5.9000000E+01</text:p>
          </table:table-cell>
          <table:table-cell table:style-name="ce5" table:formula="of:=[.F61]+[.I61]" office:value-type="float" office:value="1E-030" calcext:value-type="float">
            <text:p>1.0000000E-30</text:p>
          </table:table-cell>
          <table:table-cell table:style-name="ce5" table:formula="of:=[.G61]-[.I6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2]*([.G62]-[.F6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1]+[.O61]" office:value-type="float" office:value="1E-030" calcext:value-type="float">
            <text:p>1.0000000E-30</text:p>
          </table:table-cell>
          <table:table-cell table:style-name="ce5" table:formula="of:=[.M61]-[.O61]-[.N61]" office:value-type="float" office:value="0.099998980485109" calcext:value-type="float">
            <text:p>9.9998980E-02</text:p>
          </table:table-cell>
          <table:table-cell table:style-name="ce5" table:formula="of:=[.M62]*[.J62]" office:value-type="float" office:value="0.0000000172798238278268" calcext:value-type="float">
            <text:p>1.7279824E-08</text:p>
          </table:table-cell>
          <table:table-cell table:style-name="ce9" table:formula="of:=[.H62]*([.M62]-[.L6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0" calcext:value-type="float">
            <text:p>6.0000000E+01</text:p>
          </table:table-cell>
          <table:table-cell table:style-name="ce5" table:formula="of:=[.F62]+[.I62]" office:value-type="float" office:value="1E-030" calcext:value-type="float">
            <text:p>1.0000000E-30</text:p>
          </table:table-cell>
          <table:table-cell table:style-name="ce5" table:formula="of:=[.G62]-[.I6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3]*([.G63]-[.F6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2]+[.O62]" office:value-type="float" office:value="1E-030" calcext:value-type="float">
            <text:p>1.0000000E-30</text:p>
          </table:table-cell>
          <table:table-cell table:style-name="ce5" table:formula="of:=[.M62]-[.O62]-[.N62]" office:value-type="float" office:value="0.0999989632052852" calcext:value-type="float">
            <text:p>9.9998963E-02</text:p>
          </table:table-cell>
          <table:table-cell table:style-name="ce5" table:formula="of:=[.M63]*[.J63]" office:value-type="float" office:value="0.0000000172798208418733" calcext:value-type="float">
            <text:p>1.7279821E-08</text:p>
          </table:table-cell>
          <table:table-cell table:style-name="ce9" table:formula="of:=[.H63]*([.M63]-[.L6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1" calcext:value-type="float">
            <text:p>6.1000000E+01</text:p>
          </table:table-cell>
          <table:table-cell table:style-name="ce5" table:formula="of:=[.F63]+[.I63]" office:value-type="float" office:value="1E-030" calcext:value-type="float">
            <text:p>1.0000000E-30</text:p>
          </table:table-cell>
          <table:table-cell table:style-name="ce5" table:formula="of:=[.G63]-[.I6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4]*([.G64]-[.F6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3]+[.O63]" office:value-type="float" office:value="1E-030" calcext:value-type="float">
            <text:p>1.0000000E-30</text:p>
          </table:table-cell>
          <table:table-cell table:style-name="ce5" table:formula="of:=[.M63]-[.O63]-[.N63]" office:value-type="float" office:value="0.0999989459254643" calcext:value-type="float">
            <text:p>9.9998946E-02</text:p>
          </table:table-cell>
          <table:table-cell table:style-name="ce5" table:formula="of:=[.M64]*[.J64]" office:value-type="float" office:value="0.0000000172798178559202" calcext:value-type="float">
            <text:p>1.7279818E-08</text:p>
          </table:table-cell>
          <table:table-cell table:style-name="ce9" table:formula="of:=[.H64]*([.M64]-[.L6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2" calcext:value-type="float">
            <text:p>6.2000000E+01</text:p>
          </table:table-cell>
          <table:table-cell table:style-name="ce5" table:formula="of:=[.F64]+[.I64]" office:value-type="float" office:value="1E-030" calcext:value-type="float">
            <text:p>1.0000000E-30</text:p>
          </table:table-cell>
          <table:table-cell table:style-name="ce5" table:formula="of:=[.G64]-[.I6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5]*([.G65]-[.F6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4]+[.O64]" office:value-type="float" office:value="1E-030" calcext:value-type="float">
            <text:p>1.0000000E-30</text:p>
          </table:table-cell>
          <table:table-cell table:style-name="ce5" table:formula="of:=[.M64]-[.O64]-[.N64]" office:value-type="float" office:value="0.0999989286456465" calcext:value-type="float">
            <text:p>9.9998929E-02</text:p>
          </table:table-cell>
          <table:table-cell table:style-name="ce5" table:formula="of:=[.M65]*[.J65]" office:value-type="float" office:value="0.0000000172798148699677" calcext:value-type="float">
            <text:p>1.7279815E-08</text:p>
          </table:table-cell>
          <table:table-cell table:style-name="ce9" table:formula="of:=[.H65]*([.M65]-[.L6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3" calcext:value-type="float">
            <text:p>6.3000000E+01</text:p>
          </table:table-cell>
          <table:table-cell table:style-name="ce5" table:formula="of:=[.F65]+[.I65]" office:value-type="float" office:value="1E-030" calcext:value-type="float">
            <text:p>1.0000000E-30</text:p>
          </table:table-cell>
          <table:table-cell table:style-name="ce5" table:formula="of:=[.G65]-[.I6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6]*([.G66]-[.F6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5]+[.O65]" office:value-type="float" office:value="1E-030" calcext:value-type="float">
            <text:p>1.0000000E-30</text:p>
          </table:table-cell>
          <table:table-cell table:style-name="ce5" table:formula="of:=[.M65]-[.O65]-[.N65]" office:value-type="float" office:value="0.0999989113658316" calcext:value-type="float">
            <text:p>9.9998911E-02</text:p>
          </table:table-cell>
          <table:table-cell table:style-name="ce5" table:formula="of:=[.M66]*[.J66]" office:value-type="float" office:value="0.0000000172798118840157" calcext:value-type="float">
            <text:p>1.7279812E-08</text:p>
          </table:table-cell>
          <table:table-cell table:style-name="ce9" table:formula="of:=[.H66]*([.M66]-[.L6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4" calcext:value-type="float">
            <text:p>6.4000000E+01</text:p>
          </table:table-cell>
          <table:table-cell table:style-name="ce5" table:formula="of:=[.F66]+[.I66]" office:value-type="float" office:value="1E-030" calcext:value-type="float">
            <text:p>1.0000000E-30</text:p>
          </table:table-cell>
          <table:table-cell table:style-name="ce5" table:formula="of:=[.G66]-[.I6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7]*([.G67]-[.F6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6]+[.O66]" office:value-type="float" office:value="1E-030" calcext:value-type="float">
            <text:p>1.0000000E-30</text:p>
          </table:table-cell>
          <table:table-cell table:style-name="ce5" table:formula="of:=[.M66]-[.O66]-[.N66]" office:value-type="float" office:value="0.0999988940860197" calcext:value-type="float">
            <text:p>9.9998894E-02</text:p>
          </table:table-cell>
          <table:table-cell table:style-name="ce5" table:formula="of:=[.M67]*[.J67]" office:value-type="float" office:value="0.0000000172798088980642" calcext:value-type="float">
            <text:p>1.7279809E-08</text:p>
          </table:table-cell>
          <table:table-cell table:style-name="ce9" table:formula="of:=[.H67]*([.M67]-[.L6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5" calcext:value-type="float">
            <text:p>6.5000000E+01</text:p>
          </table:table-cell>
          <table:table-cell table:style-name="ce5" table:formula="of:=[.F67]+[.I67]" office:value-type="float" office:value="1E-030" calcext:value-type="float">
            <text:p>1.0000000E-30</text:p>
          </table:table-cell>
          <table:table-cell table:style-name="ce5" table:formula="of:=[.G67]-[.I6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8]*([.G68]-[.F6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7]+[.O67]" office:value-type="float" office:value="1E-030" calcext:value-type="float">
            <text:p>1.0000000E-30</text:p>
          </table:table-cell>
          <table:table-cell table:style-name="ce5" table:formula="of:=[.M67]-[.O67]-[.N67]" office:value-type="float" office:value="0.0999988768062108" calcext:value-type="float">
            <text:p>9.9998877E-02</text:p>
          </table:table-cell>
          <table:table-cell table:style-name="ce5" table:formula="of:=[.M68]*[.J68]" office:value-type="float" office:value="0.0000000172798059121132" calcext:value-type="float">
            <text:p>1.7279806E-08</text:p>
          </table:table-cell>
          <table:table-cell table:style-name="ce9" table:formula="of:=[.H68]*([.M68]-[.L6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6" calcext:value-type="float">
            <text:p>6.6000000E+01</text:p>
          </table:table-cell>
          <table:table-cell table:style-name="ce5" table:formula="of:=[.F68]+[.I68]" office:value-type="float" office:value="1E-030" calcext:value-type="float">
            <text:p>1.0000000E-30</text:p>
          </table:table-cell>
          <table:table-cell table:style-name="ce5" table:formula="of:=[.G68]-[.I6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69]*([.G69]-[.F6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8]+[.O68]" office:value-type="float" office:value="1E-030" calcext:value-type="float">
            <text:p>1.0000000E-30</text:p>
          </table:table-cell>
          <table:table-cell table:style-name="ce5" table:formula="of:=[.M68]-[.O68]-[.N68]" office:value-type="float" office:value="0.0999988595264049" calcext:value-type="float">
            <text:p>9.9998860E-02</text:p>
          </table:table-cell>
          <table:table-cell table:style-name="ce5" table:formula="of:=[.M69]*[.J69]" office:value-type="float" office:value="0.0000000172798029261628" calcext:value-type="float">
            <text:p>1.7279803E-08</text:p>
          </table:table-cell>
          <table:table-cell table:style-name="ce9" table:formula="of:=[.H69]*([.M69]-[.L6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7" calcext:value-type="float">
            <text:p>6.7000000E+01</text:p>
          </table:table-cell>
          <table:table-cell table:style-name="ce5" table:formula="of:=[.F69]+[.I69]" office:value-type="float" office:value="1E-030" calcext:value-type="float">
            <text:p>1.0000000E-30</text:p>
          </table:table-cell>
          <table:table-cell table:style-name="ce5" table:formula="of:=[.G69]-[.I6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0]*([.G70]-[.F7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69]+[.O69]" office:value-type="float" office:value="1E-030" calcext:value-type="float">
            <text:p>1.0000000E-30</text:p>
          </table:table-cell>
          <table:table-cell table:style-name="ce5" table:formula="of:=[.M69]-[.O69]-[.N69]" office:value-type="float" office:value="0.099998842246602" calcext:value-type="float">
            <text:p>9.9998842E-02</text:p>
          </table:table-cell>
          <table:table-cell table:style-name="ce5" table:formula="of:=[.M70]*[.J70]" office:value-type="float" office:value="0.0000000172797999402128" calcext:value-type="float">
            <text:p>1.7279800E-08</text:p>
          </table:table-cell>
          <table:table-cell table:style-name="ce9" table:formula="of:=[.H70]*([.M70]-[.L7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8" calcext:value-type="float">
            <text:p>6.8000000E+01</text:p>
          </table:table-cell>
          <table:table-cell table:style-name="ce5" table:formula="of:=[.F70]+[.I70]" office:value-type="float" office:value="1E-030" calcext:value-type="float">
            <text:p>1.0000000E-30</text:p>
          </table:table-cell>
          <table:table-cell table:style-name="ce5" table:formula="of:=[.G70]-[.I7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1]*([.G71]-[.F7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0]+[.O70]" office:value-type="float" office:value="1E-030" calcext:value-type="float">
            <text:p>1.0000000E-30</text:p>
          </table:table-cell>
          <table:table-cell table:style-name="ce5" table:formula="of:=[.M70]-[.O70]-[.N70]" office:value-type="float" office:value="0.0999988249668021" calcext:value-type="float">
            <text:p>9.9998825E-02</text:p>
          </table:table-cell>
          <table:table-cell table:style-name="ce5" table:formula="of:=[.M71]*[.J71]" office:value-type="float" office:value="0.0000000172797969542634" calcext:value-type="float">
            <text:p>1.7279797E-08</text:p>
          </table:table-cell>
          <table:table-cell table:style-name="ce9" table:formula="of:=[.H71]*([.M71]-[.L7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69" calcext:value-type="float">
            <text:p>6.9000000E+01</text:p>
          </table:table-cell>
          <table:table-cell table:style-name="ce5" table:formula="of:=[.F71]+[.I71]" office:value-type="float" office:value="1E-030" calcext:value-type="float">
            <text:p>1.0000000E-30</text:p>
          </table:table-cell>
          <table:table-cell table:style-name="ce5" table:formula="of:=[.G71]-[.I7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2]*([.G72]-[.F7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1]+[.O71]" office:value-type="float" office:value="1E-030" calcext:value-type="float">
            <text:p>1.0000000E-30</text:p>
          </table:table-cell>
          <table:table-cell table:style-name="ce5" table:formula="of:=[.M71]-[.O71]-[.N71]" office:value-type="float" office:value="0.0999988076870051" calcext:value-type="float">
            <text:p>9.9998808E-02</text:p>
          </table:table-cell>
          <table:table-cell table:style-name="ce5" table:formula="of:=[.M72]*[.J72]" office:value-type="float" office:value="0.0000000172797939683145" calcext:value-type="float">
            <text:p>1.7279794E-08</text:p>
          </table:table-cell>
          <table:table-cell table:style-name="ce9" table:formula="of:=[.H72]*([.M72]-[.L7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0" calcext:value-type="float">
            <text:p>7.0000000E+01</text:p>
          </table:table-cell>
          <table:table-cell table:style-name="ce5" table:formula="of:=[.F72]+[.I72]" office:value-type="float" office:value="1E-030" calcext:value-type="float">
            <text:p>1.0000000E-30</text:p>
          </table:table-cell>
          <table:table-cell table:style-name="ce5" table:formula="of:=[.G72]-[.I7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3]*([.G73]-[.F7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2]+[.O72]" office:value-type="float" office:value="1E-030" calcext:value-type="float">
            <text:p>1.0000000E-30</text:p>
          </table:table-cell>
          <table:table-cell table:style-name="ce5" table:formula="of:=[.M72]-[.O72]-[.N72]" office:value-type="float" office:value="0.0999987904072111" calcext:value-type="float">
            <text:p>9.9998790E-02</text:p>
          </table:table-cell>
          <table:table-cell table:style-name="ce5" table:formula="of:=[.M73]*[.J73]" office:value-type="float" office:value="0.0000000172797909823661" calcext:value-type="float">
            <text:p>1.7279791E-08</text:p>
          </table:table-cell>
          <table:table-cell table:style-name="ce9" table:formula="of:=[.H73]*([.M73]-[.L7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1" calcext:value-type="float">
            <text:p>7.1000000E+01</text:p>
          </table:table-cell>
          <table:table-cell table:style-name="ce5" table:formula="of:=[.F73]+[.I73]" office:value-type="float" office:value="1E-030" calcext:value-type="float">
            <text:p>1.0000000E-30</text:p>
          </table:table-cell>
          <table:table-cell table:style-name="ce5" table:formula="of:=[.G73]-[.I7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4]*([.G74]-[.F7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3]+[.O73]" office:value-type="float" office:value="1E-030" calcext:value-type="float">
            <text:p>1.0000000E-30</text:p>
          </table:table-cell>
          <table:table-cell table:style-name="ce5" table:formula="of:=[.M73]-[.O73]-[.N73]" office:value-type="float" office:value="0.0999987731274201" calcext:value-type="float">
            <text:p>9.9998773E-02</text:p>
          </table:table-cell>
          <table:table-cell table:style-name="ce5" table:formula="of:=[.M74]*[.J74]" office:value-type="float" office:value="0.0000000172797879964182" calcext:value-type="float">
            <text:p>1.7279788E-08</text:p>
          </table:table-cell>
          <table:table-cell table:style-name="ce9" table:formula="of:=[.H74]*([.M74]-[.L7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2" calcext:value-type="float">
            <text:p>7.2000000E+01</text:p>
          </table:table-cell>
          <table:table-cell table:style-name="ce5" table:formula="of:=[.F74]+[.I74]" office:value-type="float" office:value="1E-030" calcext:value-type="float">
            <text:p>1.0000000E-30</text:p>
          </table:table-cell>
          <table:table-cell table:style-name="ce5" table:formula="of:=[.G74]-[.I7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5]*([.G75]-[.F7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4]+[.O74]" office:value-type="float" office:value="1E-030" calcext:value-type="float">
            <text:p>1.0000000E-30</text:p>
          </table:table-cell>
          <table:table-cell table:style-name="ce5" table:formula="of:=[.M74]-[.O74]-[.N74]" office:value-type="float" office:value="0.0999987558476321" calcext:value-type="float">
            <text:p>9.9998756E-02</text:p>
          </table:table-cell>
          <table:table-cell table:style-name="ce5" table:formula="of:=[.M75]*[.J75]" office:value-type="float" office:value="0.0000000172797850104708" calcext:value-type="float">
            <text:p>1.7279785E-08</text:p>
          </table:table-cell>
          <table:table-cell table:style-name="ce9" table:formula="of:=[.H75]*([.M75]-[.L7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3" calcext:value-type="float">
            <text:p>7.3000000E+01</text:p>
          </table:table-cell>
          <table:table-cell table:style-name="ce5" table:formula="of:=[.F75]+[.I75]" office:value-type="float" office:value="1E-030" calcext:value-type="float">
            <text:p>1.0000000E-30</text:p>
          </table:table-cell>
          <table:table-cell table:style-name="ce5" table:formula="of:=[.G75]-[.I7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6]*([.G76]-[.F7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5]+[.O75]" office:value-type="float" office:value="1E-030" calcext:value-type="float">
            <text:p>1.0000000E-30</text:p>
          </table:table-cell>
          <table:table-cell table:style-name="ce5" table:formula="of:=[.M75]-[.O75]-[.N75]" office:value-type="float" office:value="0.0999987385678471" calcext:value-type="float">
            <text:p>9.9998739E-02</text:p>
          </table:table-cell>
          <table:table-cell table:style-name="ce5" table:formula="of:=[.M76]*[.J76]" office:value-type="float" office:value="0.000000017279782024524" calcext:value-type="float">
            <text:p>1.7279782E-08</text:p>
          </table:table-cell>
          <table:table-cell table:style-name="ce9" table:formula="of:=[.H76]*([.M76]-[.L7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4" calcext:value-type="float">
            <text:p>7.4000000E+01</text:p>
          </table:table-cell>
          <table:table-cell table:style-name="ce5" table:formula="of:=[.F76]+[.I76]" office:value-type="float" office:value="1E-030" calcext:value-type="float">
            <text:p>1.0000000E-30</text:p>
          </table:table-cell>
          <table:table-cell table:style-name="ce5" table:formula="of:=[.G76]-[.I7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7]*([.G77]-[.F7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6]+[.O76]" office:value-type="float" office:value="1E-030" calcext:value-type="float">
            <text:p>1.0000000E-30</text:p>
          </table:table-cell>
          <table:table-cell table:style-name="ce5" table:formula="of:=[.M76]-[.O76]-[.N76]" office:value-type="float" office:value="0.0999987212880651" calcext:value-type="float">
            <text:p>9.9998721E-02</text:p>
          </table:table-cell>
          <table:table-cell table:style-name="ce5" table:formula="of:=[.M77]*[.J77]" office:value-type="float" office:value="0.0000000172797790385777" calcext:value-type="float">
            <text:p>1.7279779E-08</text:p>
          </table:table-cell>
          <table:table-cell table:style-name="ce9" table:formula="of:=[.H77]*([.M77]-[.L7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5" calcext:value-type="float">
            <text:p>7.5000000E+01</text:p>
          </table:table-cell>
          <table:table-cell table:style-name="ce5" table:formula="of:=[.F77]+[.I77]" office:value-type="float" office:value="1E-030" calcext:value-type="float">
            <text:p>1.0000000E-30</text:p>
          </table:table-cell>
          <table:table-cell table:style-name="ce5" table:formula="of:=[.G77]-[.I7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8]*([.G78]-[.F7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7]+[.O77]" office:value-type="float" office:value="1E-030" calcext:value-type="float">
            <text:p>1.0000000E-30</text:p>
          </table:table-cell>
          <table:table-cell table:style-name="ce5" table:formula="of:=[.M77]-[.O77]-[.N77]" office:value-type="float" office:value="0.0999987040082861" calcext:value-type="float">
            <text:p>9.9998704E-02</text:p>
          </table:table-cell>
          <table:table-cell table:style-name="ce5" table:formula="of:=[.M78]*[.J78]" office:value-type="float" office:value="0.0000000172797760526318" calcext:value-type="float">
            <text:p>1.7279776E-08</text:p>
          </table:table-cell>
          <table:table-cell table:style-name="ce9" table:formula="of:=[.H78]*([.M78]-[.L7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6" calcext:value-type="float">
            <text:p>7.6000000E+01</text:p>
          </table:table-cell>
          <table:table-cell table:style-name="ce5" table:formula="of:=[.F78]+[.I78]" office:value-type="float" office:value="1E-030" calcext:value-type="float">
            <text:p>1.0000000E-30</text:p>
          </table:table-cell>
          <table:table-cell table:style-name="ce5" table:formula="of:=[.G78]-[.I7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79]*([.G79]-[.F7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8]+[.O78]" office:value-type="float" office:value="1E-030" calcext:value-type="float">
            <text:p>1.0000000E-30</text:p>
          </table:table-cell>
          <table:table-cell table:style-name="ce5" table:formula="of:=[.M78]-[.O78]-[.N78]" office:value-type="float" office:value="0.09999868672851" calcext:value-type="float">
            <text:p>9.9998687E-02</text:p>
          </table:table-cell>
          <table:table-cell table:style-name="ce5" table:formula="of:=[.M79]*[.J79]" office:value-type="float" office:value="0.0000000172797730666865" calcext:value-type="float">
            <text:p>1.7279773E-08</text:p>
          </table:table-cell>
          <table:table-cell table:style-name="ce9" table:formula="of:=[.H79]*([.M79]-[.L7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7" calcext:value-type="float">
            <text:p>7.7000000E+01</text:p>
          </table:table-cell>
          <table:table-cell table:style-name="ce5" table:formula="of:=[.F79]+[.I79]" office:value-type="float" office:value="1E-030" calcext:value-type="float">
            <text:p>1.0000000E-30</text:p>
          </table:table-cell>
          <table:table-cell table:style-name="ce5" table:formula="of:=[.G79]-[.I7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0]*([.G80]-[.F8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79]+[.O79]" office:value-type="float" office:value="1E-030" calcext:value-type="float">
            <text:p>1.0000000E-30</text:p>
          </table:table-cell>
          <table:table-cell table:style-name="ce5" table:formula="of:=[.M79]-[.O79]-[.N79]" office:value-type="float" office:value="0.099998669448737" calcext:value-type="float">
            <text:p>9.9998669E-02</text:p>
          </table:table-cell>
          <table:table-cell table:style-name="ce5" table:formula="of:=[.M80]*[.J80]" office:value-type="float" office:value="0.0000000172797700807417" calcext:value-type="float">
            <text:p>1.7279770E-08</text:p>
          </table:table-cell>
          <table:table-cell table:style-name="ce9" table:formula="of:=[.H80]*([.M80]-[.L8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8" calcext:value-type="float">
            <text:p>7.8000000E+01</text:p>
          </table:table-cell>
          <table:table-cell table:style-name="ce5" table:formula="of:=[.F80]+[.I80]" office:value-type="float" office:value="1E-030" calcext:value-type="float">
            <text:p>1.0000000E-30</text:p>
          </table:table-cell>
          <table:table-cell table:style-name="ce5" table:formula="of:=[.G80]-[.I8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1]*([.G81]-[.F8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0]+[.O80]" office:value-type="float" office:value="1E-030" calcext:value-type="float">
            <text:p>1.0000000E-30</text:p>
          </table:table-cell>
          <table:table-cell table:style-name="ce5" table:formula="of:=[.M80]-[.O80]-[.N80]" office:value-type="float" office:value="0.0999986521689669" calcext:value-type="float">
            <text:p>9.9998652E-02</text:p>
          </table:table-cell>
          <table:table-cell table:style-name="ce5" table:formula="of:=[.M81]*[.J81]" office:value-type="float" office:value="0.0000000172797670947975" calcext:value-type="float">
            <text:p>1.7279767E-08</text:p>
          </table:table-cell>
          <table:table-cell table:style-name="ce9" table:formula="of:=[.H81]*([.M81]-[.L8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79" calcext:value-type="float">
            <text:p>7.9000000E+01</text:p>
          </table:table-cell>
          <table:table-cell table:style-name="ce5" table:formula="of:=[.F81]+[.I81]" office:value-type="float" office:value="1E-030" calcext:value-type="float">
            <text:p>1.0000000E-30</text:p>
          </table:table-cell>
          <table:table-cell table:style-name="ce5" table:formula="of:=[.G81]-[.I8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2]*([.G82]-[.F8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1]+[.O81]" office:value-type="float" office:value="1E-030" calcext:value-type="float">
            <text:p>1.0000000E-30</text:p>
          </table:table-cell>
          <table:table-cell table:style-name="ce5" table:formula="of:=[.M81]-[.O81]-[.N81]" office:value-type="float" office:value="0.0999986348891998" calcext:value-type="float">
            <text:p>9.9998635E-02</text:p>
          </table:table-cell>
          <table:table-cell table:style-name="ce5" table:formula="of:=[.M82]*[.J82]" office:value-type="float" office:value="0.0000000172797641088537" calcext:value-type="float">
            <text:p>1.7279764E-08</text:p>
          </table:table-cell>
          <table:table-cell table:style-name="ce9" table:formula="of:=[.H82]*([.M82]-[.L8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0" calcext:value-type="float">
            <text:p>8.0000000E+01</text:p>
          </table:table-cell>
          <table:table-cell table:style-name="ce5" table:formula="of:=[.F82]+[.I82]" office:value-type="float" office:value="1E-030" calcext:value-type="float">
            <text:p>1.0000000E-30</text:p>
          </table:table-cell>
          <table:table-cell table:style-name="ce5" table:formula="of:=[.G82]-[.I8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3]*([.G83]-[.F8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2]+[.O82]" office:value-type="float" office:value="1E-030" calcext:value-type="float">
            <text:p>1.0000000E-30</text:p>
          </table:table-cell>
          <table:table-cell table:style-name="ce5" table:formula="of:=[.M82]-[.O82]-[.N82]" office:value-type="float" office:value="0.0999986176094357" calcext:value-type="float">
            <text:p>9.9998618E-02</text:p>
          </table:table-cell>
          <table:table-cell table:style-name="ce5" table:formula="of:=[.M83]*[.J83]" office:value-type="float" office:value="0.0000000172797611229105" calcext:value-type="float">
            <text:p>1.7279761E-08</text:p>
          </table:table-cell>
          <table:table-cell table:style-name="ce9" table:formula="of:=[.H83]*([.M83]-[.L8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1" calcext:value-type="float">
            <text:p>8.1000000E+01</text:p>
          </table:table-cell>
          <table:table-cell table:style-name="ce5" table:formula="of:=[.F83]+[.I83]" office:value-type="float" office:value="1E-030" calcext:value-type="float">
            <text:p>1.0000000E-30</text:p>
          </table:table-cell>
          <table:table-cell table:style-name="ce5" table:formula="of:=[.G83]-[.I8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4]*([.G84]-[.F8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3]+[.O83]" office:value-type="float" office:value="1E-030" calcext:value-type="float">
            <text:p>1.0000000E-30</text:p>
          </table:table-cell>
          <table:table-cell table:style-name="ce5" table:formula="of:=[.M83]-[.O83]-[.N83]" office:value-type="float" office:value="0.0999986003296745" calcext:value-type="float">
            <text:p>9.9998600E-02</text:p>
          </table:table-cell>
          <table:table-cell table:style-name="ce5" table:formula="of:=[.M84]*[.J84]" office:value-type="float" office:value="0.0000000172797581369678" calcext:value-type="float">
            <text:p>1.7279758E-08</text:p>
          </table:table-cell>
          <table:table-cell table:style-name="ce9" table:formula="of:=[.H84]*([.M84]-[.L8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2" calcext:value-type="float">
            <text:p>8.2000000E+01</text:p>
          </table:table-cell>
          <table:table-cell table:style-name="ce5" table:formula="of:=[.F84]+[.I84]" office:value-type="float" office:value="1E-030" calcext:value-type="float">
            <text:p>1.0000000E-30</text:p>
          </table:table-cell>
          <table:table-cell table:style-name="ce5" table:formula="of:=[.G84]-[.I8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5]*([.G85]-[.F8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4]+[.O84]" office:value-type="float" office:value="1E-030" calcext:value-type="float">
            <text:p>1.0000000E-30</text:p>
          </table:table-cell>
          <table:table-cell table:style-name="ce5" table:formula="of:=[.M84]-[.O84]-[.N84]" office:value-type="float" office:value="0.0999985830499164" calcext:value-type="float">
            <text:p>9.9998583E-02</text:p>
          </table:table-cell>
          <table:table-cell table:style-name="ce5" table:formula="of:=[.M85]*[.J85]" office:value-type="float" office:value="0.0000000172797551510256" calcext:value-type="float">
            <text:p>1.7279755E-08</text:p>
          </table:table-cell>
          <table:table-cell table:style-name="ce9" table:formula="of:=[.H85]*([.M85]-[.L8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3" calcext:value-type="float">
            <text:p>8.3000000E+01</text:p>
          </table:table-cell>
          <table:table-cell table:style-name="ce5" table:formula="of:=[.F85]+[.I85]" office:value-type="float" office:value="1E-030" calcext:value-type="float">
            <text:p>1.0000000E-30</text:p>
          </table:table-cell>
          <table:table-cell table:style-name="ce5" table:formula="of:=[.G85]-[.I8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6]*([.G86]-[.F8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5]+[.O85]" office:value-type="float" office:value="1E-030" calcext:value-type="float">
            <text:p>1.0000000E-30</text:p>
          </table:table-cell>
          <table:table-cell table:style-name="ce5" table:formula="of:=[.M85]-[.O85]-[.N85]" office:value-type="float" office:value="0.0999985657701613" calcext:value-type="float">
            <text:p>9.9998566E-02</text:p>
          </table:table-cell>
          <table:table-cell table:style-name="ce5" table:formula="of:=[.M86]*[.J86]" office:value-type="float" office:value="0.0000000172797521650839" calcext:value-type="float">
            <text:p>1.7279752E-08</text:p>
          </table:table-cell>
          <table:table-cell table:style-name="ce9" table:formula="of:=[.H86]*([.M86]-[.L8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4" calcext:value-type="float">
            <text:p>8.4000000E+01</text:p>
          </table:table-cell>
          <table:table-cell table:style-name="ce5" table:formula="of:=[.F86]+[.I86]" office:value-type="float" office:value="1E-030" calcext:value-type="float">
            <text:p>1.0000000E-30</text:p>
          </table:table-cell>
          <table:table-cell table:style-name="ce5" table:formula="of:=[.G86]-[.I8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7]*([.G87]-[.F8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6]+[.O86]" office:value-type="float" office:value="1E-030" calcext:value-type="float">
            <text:p>1.0000000E-30</text:p>
          </table:table-cell>
          <table:table-cell table:style-name="ce5" table:formula="of:=[.M86]-[.O86]-[.N86]" office:value-type="float" office:value="0.0999985484904091" calcext:value-type="float">
            <text:p>9.9998548E-02</text:p>
          </table:table-cell>
          <table:table-cell table:style-name="ce5" table:formula="of:=[.M87]*[.J87]" office:value-type="float" office:value="0.0000000172797491791427" calcext:value-type="float">
            <text:p>1.7279749E-08</text:p>
          </table:table-cell>
          <table:table-cell table:style-name="ce9" table:formula="of:=[.H87]*([.M87]-[.L8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5" calcext:value-type="float">
            <text:p>8.5000000E+01</text:p>
          </table:table-cell>
          <table:table-cell table:style-name="ce5" table:formula="of:=[.F87]+[.I87]" office:value-type="float" office:value="1E-030" calcext:value-type="float">
            <text:p>1.0000000E-30</text:p>
          </table:table-cell>
          <table:table-cell table:style-name="ce5" table:formula="of:=[.G87]-[.I8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8]*([.G88]-[.F8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7]+[.O87]" office:value-type="float" office:value="1E-030" calcext:value-type="float">
            <text:p>1.0000000E-30</text:p>
          </table:table-cell>
          <table:table-cell table:style-name="ce5" table:formula="of:=[.M87]-[.O87]-[.N87]" office:value-type="float" office:value="0.0999985312106599" calcext:value-type="float">
            <text:p>9.9998531E-02</text:p>
          </table:table-cell>
          <table:table-cell table:style-name="ce5" table:formula="of:=[.M88]*[.J88]" office:value-type="float" office:value="0.000000017279746193202" calcext:value-type="float">
            <text:p>1.7279746E-08</text:p>
          </table:table-cell>
          <table:table-cell table:style-name="ce9" table:formula="of:=[.H88]*([.M88]-[.L8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6" calcext:value-type="float">
            <text:p>8.6000000E+01</text:p>
          </table:table-cell>
          <table:table-cell table:style-name="ce5" table:formula="of:=[.F88]+[.I88]" office:value-type="float" office:value="1E-030" calcext:value-type="float">
            <text:p>1.0000000E-30</text:p>
          </table:table-cell>
          <table:table-cell table:style-name="ce5" table:formula="of:=[.G88]-[.I8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89]*([.G89]-[.F8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8]+[.O88]" office:value-type="float" office:value="1E-030" calcext:value-type="float">
            <text:p>1.0000000E-30</text:p>
          </table:table-cell>
          <table:table-cell table:style-name="ce5" table:formula="of:=[.M88]-[.O88]-[.N88]" office:value-type="float" office:value="0.0999985139309137" calcext:value-type="float">
            <text:p>9.9998514E-02</text:p>
          </table:table-cell>
          <table:table-cell table:style-name="ce5" table:formula="of:=[.M89]*[.J89]" office:value-type="float" office:value="0.0000000172797432072619" calcext:value-type="float">
            <text:p>1.7279743E-08</text:p>
          </table:table-cell>
          <table:table-cell table:style-name="ce9" table:formula="of:=[.H89]*([.M89]-[.L8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7" calcext:value-type="float">
            <text:p>8.7000000E+01</text:p>
          </table:table-cell>
          <table:table-cell table:style-name="ce5" table:formula="of:=[.F89]+[.I89]" office:value-type="float" office:value="1E-030" calcext:value-type="float">
            <text:p>1.0000000E-30</text:p>
          </table:table-cell>
          <table:table-cell table:style-name="ce5" table:formula="of:=[.G89]-[.I8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0]*([.G90]-[.F9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89]+[.O89]" office:value-type="float" office:value="1E-030" calcext:value-type="float">
            <text:p>1.0000000E-30</text:p>
          </table:table-cell>
          <table:table-cell table:style-name="ce5" table:formula="of:=[.M89]-[.O89]-[.N89]" office:value-type="float" office:value="0.0999984966511705" calcext:value-type="float">
            <text:p>9.9998497E-02</text:p>
          </table:table-cell>
          <table:table-cell table:style-name="ce5" table:formula="of:=[.M90]*[.J90]" office:value-type="float" office:value="0.0000000172797402213223" calcext:value-type="float">
            <text:p>1.7279740E-08</text:p>
          </table:table-cell>
          <table:table-cell table:style-name="ce9" table:formula="of:=[.H90]*([.M90]-[.L9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8" calcext:value-type="float">
            <text:p>8.8000000E+01</text:p>
          </table:table-cell>
          <table:table-cell table:style-name="ce5" table:formula="of:=[.F90]+[.I90]" office:value-type="float" office:value="1E-030" calcext:value-type="float">
            <text:p>1.0000000E-30</text:p>
          </table:table-cell>
          <table:table-cell table:style-name="ce5" table:formula="of:=[.G90]-[.I9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1]*([.G91]-[.F9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0]+[.O90]" office:value-type="float" office:value="1E-030" calcext:value-type="float">
            <text:p>1.0000000E-30</text:p>
          </table:table-cell>
          <table:table-cell table:style-name="ce5" table:formula="of:=[.M90]-[.O90]-[.N90]" office:value-type="float" office:value="0.0999984793714303" calcext:value-type="float">
            <text:p>9.9998479E-02</text:p>
          </table:table-cell>
          <table:table-cell table:style-name="ce5" table:formula="of:=[.M91]*[.J91]" office:value-type="float" office:value="0.0000000172797372353832" calcext:value-type="float">
            <text:p>1.7279737E-08</text:p>
          </table:table-cell>
          <table:table-cell table:style-name="ce9" table:formula="of:=[.H91]*([.M91]-[.L9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89" calcext:value-type="float">
            <text:p>8.9000000E+01</text:p>
          </table:table-cell>
          <table:table-cell table:style-name="ce5" table:formula="of:=[.F91]+[.I91]" office:value-type="float" office:value="1E-030" calcext:value-type="float">
            <text:p>1.0000000E-30</text:p>
          </table:table-cell>
          <table:table-cell table:style-name="ce5" table:formula="of:=[.G91]-[.I9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2]*([.G92]-[.F9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1]+[.O91]" office:value-type="float" office:value="1E-030" calcext:value-type="float">
            <text:p>1.0000000E-30</text:p>
          </table:table-cell>
          <table:table-cell table:style-name="ce5" table:formula="of:=[.M91]-[.O91]-[.N91]" office:value-type="float" office:value="0.0999984620916931" calcext:value-type="float">
            <text:p>9.9998462E-02</text:p>
          </table:table-cell>
          <table:table-cell table:style-name="ce5" table:formula="of:=[.M92]*[.J92]" office:value-type="float" office:value="0.0000000172797342494446" calcext:value-type="float">
            <text:p>1.7279734E-08</text:p>
          </table:table-cell>
          <table:table-cell table:style-name="ce9" table:formula="of:=[.H92]*([.M92]-[.L9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0" calcext:value-type="float">
            <text:p>9.0000000E+01</text:p>
          </table:table-cell>
          <table:table-cell table:style-name="ce5" table:formula="of:=[.F92]+[.I92]" office:value-type="float" office:value="1E-030" calcext:value-type="float">
            <text:p>1.0000000E-30</text:p>
          </table:table-cell>
          <table:table-cell table:style-name="ce5" table:formula="of:=[.G92]-[.I9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3]*([.G93]-[.F9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2]+[.O92]" office:value-type="float" office:value="1E-030" calcext:value-type="float">
            <text:p>1.0000000E-30</text:p>
          </table:table-cell>
          <table:table-cell table:style-name="ce5" table:formula="of:=[.M92]-[.O92]-[.N92]" office:value-type="float" office:value="0.0999984448119588" calcext:value-type="float">
            <text:p>9.9998445E-02</text:p>
          </table:table-cell>
          <table:table-cell table:style-name="ce5" table:formula="of:=[.M93]*[.J93]" office:value-type="float" office:value="0.0000000172797312635065" calcext:value-type="float">
            <text:p>1.7279731E-08</text:p>
          </table:table-cell>
          <table:table-cell table:style-name="ce9" table:formula="of:=[.H93]*([.M93]-[.L9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1" calcext:value-type="float">
            <text:p>9.1000000E+01</text:p>
          </table:table-cell>
          <table:table-cell table:style-name="ce5" table:formula="of:=[.F93]+[.I93]" office:value-type="float" office:value="1E-030" calcext:value-type="float">
            <text:p>1.0000000E-30</text:p>
          </table:table-cell>
          <table:table-cell table:style-name="ce5" table:formula="of:=[.G93]-[.I93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4]*([.G94]-[.F94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3]+[.O93]" office:value-type="float" office:value="1E-030" calcext:value-type="float">
            <text:p>1.0000000E-30</text:p>
          </table:table-cell>
          <table:table-cell table:style-name="ce5" table:formula="of:=[.M93]-[.O93]-[.N93]" office:value-type="float" office:value="0.0999984275322275" calcext:value-type="float">
            <text:p>9.9998428E-02</text:p>
          </table:table-cell>
          <table:table-cell table:style-name="ce5" table:formula="of:=[.M94]*[.J94]" office:value-type="float" office:value="0.0000000172797282775689" calcext:value-type="float">
            <text:p>1.7279728E-08</text:p>
          </table:table-cell>
          <table:table-cell table:style-name="ce9" table:formula="of:=[.H94]*([.M94]-[.L94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2" calcext:value-type="float">
            <text:p>9.2000000E+01</text:p>
          </table:table-cell>
          <table:table-cell table:style-name="ce5" table:formula="of:=[.F94]+[.I94]" office:value-type="float" office:value="1E-030" calcext:value-type="float">
            <text:p>1.0000000E-30</text:p>
          </table:table-cell>
          <table:table-cell table:style-name="ce5" table:formula="of:=[.G94]-[.I94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5]*([.G95]-[.F95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4]+[.O94]" office:value-type="float" office:value="1E-030" calcext:value-type="float">
            <text:p>1.0000000E-30</text:p>
          </table:table-cell>
          <table:table-cell table:style-name="ce5" table:formula="of:=[.M94]-[.O94]-[.N94]" office:value-type="float" office:value="0.0999984102524993" calcext:value-type="float">
            <text:p>9.9998410E-02</text:p>
          </table:table-cell>
          <table:table-cell table:style-name="ce5" table:formula="of:=[.M95]*[.J95]" office:value-type="float" office:value="0.0000000172797252916319" calcext:value-type="float">
            <text:p>1.7279725E-08</text:p>
          </table:table-cell>
          <table:table-cell table:style-name="ce9" table:formula="of:=[.H95]*([.M95]-[.L95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3" calcext:value-type="float">
            <text:p>9.3000000E+01</text:p>
          </table:table-cell>
          <table:table-cell table:style-name="ce5" table:formula="of:=[.F95]+[.I95]" office:value-type="float" office:value="1E-030" calcext:value-type="float">
            <text:p>1.0000000E-30</text:p>
          </table:table-cell>
          <table:table-cell table:style-name="ce5" table:formula="of:=[.G95]-[.I95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6]*([.G96]-[.F96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5]+[.O95]" office:value-type="float" office:value="1E-030" calcext:value-type="float">
            <text:p>1.0000000E-30</text:p>
          </table:table-cell>
          <table:table-cell table:style-name="ce5" table:formula="of:=[.M95]-[.O95]-[.N95]" office:value-type="float" office:value="0.099998392972774" calcext:value-type="float">
            <text:p>9.9998393E-02</text:p>
          </table:table-cell>
          <table:table-cell table:style-name="ce5" table:formula="of:=[.M96]*[.J96]" office:value-type="float" office:value="0.0000000172797223056953" calcext:value-type="float">
            <text:p>1.7279722E-08</text:p>
          </table:table-cell>
          <table:table-cell table:style-name="ce9" table:formula="of:=[.H96]*([.M96]-[.L96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4" calcext:value-type="float">
            <text:p>9.4000000E+01</text:p>
          </table:table-cell>
          <table:table-cell table:style-name="ce5" table:formula="of:=[.F96]+[.I96]" office:value-type="float" office:value="1E-030" calcext:value-type="float">
            <text:p>1.0000000E-30</text:p>
          </table:table-cell>
          <table:table-cell table:style-name="ce5" table:formula="of:=[.G96]-[.I96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7]*([.G97]-[.F97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6]+[.O96]" office:value-type="float" office:value="1E-030" calcext:value-type="float">
            <text:p>1.0000000E-30</text:p>
          </table:table-cell>
          <table:table-cell table:style-name="ce5" table:formula="of:=[.M96]-[.O96]-[.N96]" office:value-type="float" office:value="0.0999983756930517" calcext:value-type="float">
            <text:p>9.9998376E-02</text:p>
          </table:table-cell>
          <table:table-cell table:style-name="ce5" table:formula="of:=[.M97]*[.J97]" office:value-type="float" office:value="0.0000000172797193197593" calcext:value-type="float">
            <text:p>1.7279719E-08</text:p>
          </table:table-cell>
          <table:table-cell table:style-name="ce9" table:formula="of:=[.H97]*([.M97]-[.L97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5" calcext:value-type="float">
            <text:p>9.5000000E+01</text:p>
          </table:table-cell>
          <table:table-cell table:style-name="ce5" table:formula="of:=[.F97]+[.I97]" office:value-type="float" office:value="1E-030" calcext:value-type="float">
            <text:p>1.0000000E-30</text:p>
          </table:table-cell>
          <table:table-cell table:style-name="ce5" table:formula="of:=[.G97]-[.I97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8]*([.G98]-[.F98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7]+[.O97]" office:value-type="float" office:value="1E-030" calcext:value-type="float">
            <text:p>1.0000000E-30</text:p>
          </table:table-cell>
          <table:table-cell table:style-name="ce5" table:formula="of:=[.M97]-[.O97]-[.N97]" office:value-type="float" office:value="0.0999983584133324" calcext:value-type="float">
            <text:p>9.9998358E-02</text:p>
          </table:table-cell>
          <table:table-cell table:style-name="ce5" table:formula="of:=[.M98]*[.J98]" office:value-type="float" office:value="0.0000000172797163338238" calcext:value-type="float">
            <text:p>1.7279716E-08</text:p>
          </table:table-cell>
          <table:table-cell table:style-name="ce9" table:formula="of:=[.H98]*([.M98]-[.L98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6" calcext:value-type="float">
            <text:p>9.6000000E+01</text:p>
          </table:table-cell>
          <table:table-cell table:style-name="ce5" table:formula="of:=[.F98]+[.I98]" office:value-type="float" office:value="1E-030" calcext:value-type="float">
            <text:p>1.0000000E-30</text:p>
          </table:table-cell>
          <table:table-cell table:style-name="ce5" table:formula="of:=[.G98]-[.I98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99]*([.G99]-[.F99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8]+[.O98]" office:value-type="float" office:value="1E-030" calcext:value-type="float">
            <text:p>1.0000000E-30</text:p>
          </table:table-cell>
          <table:table-cell table:style-name="ce5" table:formula="of:=[.M98]-[.O98]-[.N98]" office:value-type="float" office:value="0.099998341133616" calcext:value-type="float">
            <text:p>9.9998341E-02</text:p>
          </table:table-cell>
          <table:table-cell table:style-name="ce5" table:formula="of:=[.M99]*[.J99]" office:value-type="float" office:value="0.0000000172797133478888" calcext:value-type="float">
            <text:p>1.7279713E-08</text:p>
          </table:table-cell>
          <table:table-cell table:style-name="ce9" table:formula="of:=[.H99]*([.M99]-[.L99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7" calcext:value-type="float">
            <text:p>9.7000000E+01</text:p>
          </table:table-cell>
          <table:table-cell table:style-name="ce5" table:formula="of:=[.F99]+[.I99]" office:value-type="float" office:value="1E-030" calcext:value-type="float">
            <text:p>1.0000000E-30</text:p>
          </table:table-cell>
          <table:table-cell table:style-name="ce5" table:formula="of:=[.G99]-[.I99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00]*([.G100]-[.F100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99]+[.O99]" office:value-type="float" office:value="1E-030" calcext:value-type="float">
            <text:p>1.0000000E-30</text:p>
          </table:table-cell>
          <table:table-cell table:style-name="ce5" table:formula="of:=[.M99]-[.O99]-[.N99]" office:value-type="float" office:value="0.0999983238539027" calcext:value-type="float">
            <text:p>9.9998324E-02</text:p>
          </table:table-cell>
          <table:table-cell table:style-name="ce5" table:formula="of:=[.M100]*[.J100]" office:value-type="float" office:value="0.0000000172797103619544" calcext:value-type="float">
            <text:p>1.7279710E-08</text:p>
          </table:table-cell>
          <table:table-cell table:style-name="ce9" table:formula="of:=[.H100]*([.M100]-[.L100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8" calcext:value-type="float">
            <text:p>9.8000000E+01</text:p>
          </table:table-cell>
          <table:table-cell table:style-name="ce5" table:formula="of:=[.F100]+[.I100]" office:value-type="float" office:value="1E-030" calcext:value-type="float">
            <text:p>1.0000000E-30</text:p>
          </table:table-cell>
          <table:table-cell table:style-name="ce5" table:formula="of:=[.G100]-[.I100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01]*([.G101]-[.F101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00]+[.O100]" office:value-type="float" office:value="1E-030" calcext:value-type="float">
            <text:p>1.0000000E-30</text:p>
          </table:table-cell>
          <table:table-cell table:style-name="ce5" table:formula="of:=[.M100]-[.O100]-[.N100]" office:value-type="float" office:value="0.0999983065741923" calcext:value-type="float">
            <text:p>9.9998307E-02</text:p>
          </table:table-cell>
          <table:table-cell table:style-name="ce5" table:formula="of:=[.M101]*[.J101]" office:value-type="float" office:value="0.0000000172797073760204" calcext:value-type="float">
            <text:p>1.7279707E-08</text:p>
          </table:table-cell>
          <table:table-cell table:style-name="ce9" table:formula="of:=[.H101]*([.M101]-[.L101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99" calcext:value-type="float">
            <text:p>9.9000000E+01</text:p>
          </table:table-cell>
          <table:table-cell table:style-name="ce5" table:formula="of:=[.F101]+[.I101]" office:value-type="float" office:value="1E-030" calcext:value-type="float">
            <text:p>1.0000000E-30</text:p>
          </table:table-cell>
          <table:table-cell table:style-name="ce5" table:formula="of:=[.G101]-[.I101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02]*([.G102]-[.F102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01]+[.O101]" office:value-type="float" office:value="1E-030" calcext:value-type="float">
            <text:p>1.0000000E-30</text:p>
          </table:table-cell>
          <table:table-cell table:style-name="ce5" table:formula="of:=[.M101]-[.O101]-[.N101]" office:value-type="float" office:value="0.0999982892944849" calcext:value-type="float">
            <text:p>9.9998289E-02</text:p>
          </table:table-cell>
          <table:table-cell table:style-name="ce5" table:formula="of:=[.M102]*[.J102]" office:value-type="float" office:value="0.000000017279704390087" calcext:value-type="float">
            <text:p>1.7279704E-08</text:p>
          </table:table-cell>
          <table:table-cell table:style-name="ce9" table:formula="of:=[.H102]*([.M102]-[.L102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3" office:value-type="float" office:value="100" calcext:value-type="float">
            <text:p>1.0000000E+02</text:p>
          </table:table-cell>
          <table:table-cell table:style-name="ce5" table:formula="of:=[.F102]+[.I102]" office:value-type="float" office:value="1E-030" calcext:value-type="float">
            <text:p>1.0000000E-30</text:p>
          </table:table-cell>
          <table:table-cell table:style-name="ce5" table:formula="of:=[.G102]-[.I102]" office:value-type="float" office:value="0.1" calcext:value-type="float">
            <text:p>1.0000000E-01</text:p>
          </table:table-cell>
          <table:table-cell table:style-name="ce7" table:formula="of:=[.$H$2]*24*60*60" office:value-type="float" office:value="0" calcext:value-type="float">
            <text:p>0.0000E+00</text:p>
          </table:table-cell>
          <table:table-cell table:style-name="ce9" table:formula="of:=[.H103]*([.G103]-[.F103])" office:value-type="float" office:value="0" calcext:value-type="float">
            <text:p>0.0000E+00</text:p>
          </table:table-cell>
          <table:table-cell table:style-name="ce11" table:formula="of:=[.$J$2]" office:value-type="float" office:value="0.0000001728" calcext:value-type="float">
            <text:p>1.73E-07</text:p>
          </table:table-cell>
          <table:table-cell/>
          <table:table-cell table:style-name="ce5" table:formula="of:=[.L102]+[.O102]" office:value-type="float" office:value="1E-030" calcext:value-type="float">
            <text:p>1.0000000E-30</text:p>
          </table:table-cell>
          <table:table-cell table:style-name="ce5" table:formula="of:=[.M102]-[.O102]-[.N102]" office:value-type="float" office:value="0.0999982720147805" calcext:value-type="float">
            <text:p>9.9998272E-02</text:p>
          </table:table-cell>
          <table:table-cell table:style-name="ce5" table:formula="of:=[.M103]*[.J103]" office:value-type="float" office:value="0.0000000172797014041541" calcext:value-type="float">
            <text:p>1.7279701E-08</text:p>
          </table:table-cell>
          <table:table-cell table:style-name="ce9" table:formula="of:=[.H103]*([.M103]-[.L103])" office:value-type="float" office:value="0" calcext:value-type="float">
            <text:p>0.0000E+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5" table:number-columns-repeated="3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end time results</text:p>
          </table:table-cell>
          <table:table-cell table:style-name="ce5"/>
          <table:table-cell table:style-name="ce1" office:value-type="string" calcext:value-type="string">
            <text:p>no decay</text:p>
          </table:table-cell>
          <table:table-cell table:style-name="ce5"/>
          <table:table-cell table:style-name="ce9" table:number-columns-repeated="2"/>
          <table:table-cell table:number-columns-repeated="2"/>
          <table:table-cell table:style-name="ce1" office:value-type="string" calcext:value-type="string">
            <text:p>with decay</text:p>
          </table:table-cell>
          <table:table-cell table:number-columns-repeated="2"/>
          <table:table-cell table:style-name="ce9"/>
          <table:table-cell table:number-columns-repeated="1009"/>
        </table:table-row>
        <table:table-row table:style-name="ro2">
          <table:table-cell table:number-columns-repeated="4"/>
          <table:table-cell table:style-name="ce5"/>
          <table:table-cell table:style-name="ce3" office:value-type="float" office:value="0.00000086420789" calcext:value-type="float">
            <text:p>8.6420789E-07</text:p>
          </table:table-cell>
          <table:table-cell table:style-name="ce3" office:value-type="float" office:value="0.099999137" calcext:value-type="float">
            <text:p>9.9999137E-02</text:p>
          </table:table-cell>
          <table:table-cell table:style-name="ce9" table:number-columns-repeated="2"/>
          <table:table-cell table:number-columns-repeated="2"/>
          <table:table-cell table:style-name="ce13" office:value-type="float" office:value="0.00000086419982" calcext:value-type="float">
            <text:p>8.64199820E-07</text:p>
          </table:table-cell>
          <table:table-cell table:style-name="ce14" office:value-type="float" office:value="0.099997409" calcext:value-type="float">
            <text:p>9.9997409000E-02</text:p>
          </table:table-cell>
          <table:table-cell/>
          <table:table-cell table:style-name="ce9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diff</text:p>
          </table:table-cell>
          <table:table-cell table:style-name="ce5"/>
          <table:table-cell table:style-name="ce5" table:formula="of:=[.F106]-[.F103]" office:value-type="float" office:value="0.00000086420789" calcext:value-type="float">
            <text:p>8.6420789E-07</text:p>
          </table:table-cell>
          <table:table-cell table:style-name="ce5" table:formula="of:=[.G106]-[.G103]" office:value-type="float" office:value="-0.000000863000000003722" calcext:value-type="float">
            <text:p>-8.6300000E-07</text:p>
          </table:table-cell>
          <table:table-cell table:style-name="ce9" table:number-columns-repeated="2"/>
          <table:table-cell table:number-columns-repeated="2"/>
          <table:table-cell table:style-name="ce5" table:formula="of:=[.L106]-[.L103]" office:value-type="float" office:value="0.00000086419982" calcext:value-type="float">
            <text:p>8.6419982E-07</text:p>
          </table:table-cell>
          <table:table-cell table:style-name="ce5" table:formula="of:=[.M106]-[.M103]" office:value-type="float" office:value="-0.000000863014780527749" calcext:value-type="float">
            <text:p>-8.6301478E-07</text:p>
          </table:table-cell>
          <table:table-cell/>
          <table:table-cell table:style-name="ce9"/>
          <table:table-cell table:number-columns-repeated="1009"/>
        </table:table-row>
        <table:table-row table:style-name="ro2">
          <table:table-cell table:number-columns-repeated="4"/>
          <table:table-cell table:style-name="ce5" table:number-columns-repeated="3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2" table:number-rows-repeated="893">
          <table:table-cell table:number-columns-repeated="4"/>
          <table:table-cell table:style-name="ce5" table:number-columns-repeated="3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8">
      <number:scientific-number number:decimal-places="10" loext:min-decimal-places="10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d" style:display-name="PageStyle_merg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02" meta:object-count="0"/>
    <meta:generator>LibreOfficeDev/6.0.5.2$Linux_X86_64 LibreOffice_project/</meta:generator>
  </office:meta>
</office:document-meta>
</file>